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Console" svg:font-family="'Lucida Console', 'courier new', monospace"/>
    <style:font-face style:name="Verdana" svg:font-family="Verdana, Tahoma, arial, sans-serif"/>
    <style:font-face style:name="FreeSans1" svg:font-family="Free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f79a9" officeooo:paragraph-rsid="000f79a9"/>
    </style:style>
    <style:style style:name="P2" style:family="paragraph" style:parent-style-name="Text_20_body">
      <style:text-properties officeooo:paragraph-rsid="001a7383"/>
    </style:style>
    <style:style style:name="P3" style:family="paragraph" style:parent-style-name="Text_20_body">
      <style:text-properties officeooo:paragraph-rsid="001b5394"/>
    </style:style>
    <style:style style:name="P4" style:family="paragraph" style:parent-style-name="Text_20_body">
      <style:text-properties officeooo:paragraph-rsid="001c613e"/>
    </style:style>
    <style:style style:name="P5" style:family="paragraph" style:parent-style-name="Text_20_body">
      <style:text-properties officeooo:rsid="0029e1d5" officeooo:paragraph-rsid="003e1e28"/>
    </style:style>
    <style:style style:name="P6" style:family="paragraph" style:parent-style-name="Text_20_body">
      <style:text-properties officeooo:paragraph-rsid="002b18c1"/>
    </style:style>
    <style:style style:name="P7" style:family="paragraph" style:parent-style-name="Text_20_body">
      <style:text-properties officeooo:rsid="007fc6ce" officeooo:paragraph-rsid="008271d3"/>
    </style:style>
    <style:style style:name="P8" style:family="paragraph" style:parent-style-name="Text_20_body">
      <style:text-properties officeooo:paragraph-rsid="008271d3"/>
    </style:style>
    <style:style style:name="P9" style:family="paragraph" style:parent-style-name="Text_20_body">
      <style:text-properties officeooo:rsid="00ad422b" officeooo:paragraph-rsid="00ad422b"/>
    </style:style>
    <style:style style:name="P10" style:family="paragraph" style:parent-style-name="Text_20_body">
      <style:text-properties officeooo:rsid="00ade36d" officeooo:paragraph-rsid="00ade36d"/>
    </style:style>
    <style:style style:name="P11" style:family="paragraph" style:parent-style-name="Text_20_body">
      <style:text-properties officeooo:paragraph-rsid="00ade36d"/>
    </style:style>
    <style:style style:name="P12" style:family="paragraph" style:parent-style-name="Text_20_body">
      <style:text-properties officeooo:paragraph-rsid="00b71d06"/>
    </style:style>
    <style:style style:name="P13" style:family="paragraph" style:parent-style-name="Text_20_body">
      <style:text-properties officeooo:rsid="00c2c589" officeooo:paragraph-rsid="00c2c589"/>
    </style:style>
    <style:style style:name="P14" style:family="paragraph" style:parent-style-name="Text_20_body">
      <style:text-properties officeooo:paragraph-rsid="00591b7a"/>
    </style:style>
    <style:style style:name="P15" style:family="paragraph" style:parent-style-name="Text_20_body">
      <style:text-properties officeooo:rsid="00591b7a" officeooo:paragraph-rsid="00c76c9a"/>
    </style:style>
    <style:style style:name="P16" style:family="paragraph" style:parent-style-name="Text_20_body">
      <style:text-properties officeooo:paragraph-rsid="00c76c9a"/>
    </style:style>
    <style:style style:name="P17" style:family="paragraph" style:parent-style-name="Text_20_body">
      <style:text-properties officeooo:rsid="005e3925" officeooo:paragraph-rsid="005e3925"/>
    </style:style>
    <style:style style:name="P18" style:family="paragraph" style:parent-style-name="Text_20_body">
      <style:text-properties officeooo:rsid="00d39e90" officeooo:paragraph-rsid="00d39e90"/>
    </style:style>
    <style:style style:name="P19" style:family="paragraph" style:parent-style-name="Text_20_body">
      <style:text-properties fo:background-color="#f58220"/>
    </style:style>
    <style:style style:name="P20" style:family="paragraph" style:parent-style-name="Text_20_body">
      <style:text-properties officeooo:paragraph-rsid="0042c56d" fo:background-color="#f58220"/>
    </style:style>
    <style:style style:name="P21" style:family="paragraph" style:parent-style-name="Text_20_body">
      <style:text-properties officeooo:rsid="0059bf73" officeooo:paragraph-rsid="00c76c9a" fo:background-color="#f58220"/>
    </style:style>
    <style:style style:name="P22" style:family="paragraph" style:parent-style-name="Text_20_body">
      <style:text-properties officeooo:rsid="00ade36d" officeooo:paragraph-rsid="00ade36d" fo:background-color="#f58220"/>
    </style:style>
    <style:style style:name="P23" style:family="paragraph" style:parent-style-name="Text_20_body">
      <style:text-properties officeooo:rsid="000f79a9" officeooo:paragraph-rsid="000f79a9" fo:background-color="#f58220"/>
    </style:style>
    <style:style style:name="P24" style:family="paragraph" style:parent-style-name="Text_20_body">
      <style:text-properties officeooo:rsid="00121d54" officeooo:paragraph-rsid="00121d54" fo:background-color="#f58220"/>
    </style:style>
    <style:style style:name="P25" style:family="paragraph" style:parent-style-name="Preformatted_20_Text">
      <style:text-properties officeooo:rsid="000e6ee1" officeooo:paragraph-rsid="000e6ee1"/>
    </style:style>
    <style:style style:name="P26" style:family="paragraph" style:parent-style-name="Preformatted_20_Text">
      <style:text-properties officeooo:rsid="000e6ee1" officeooo:paragraph-rsid="002332b2"/>
    </style:style>
    <style:style style:name="P27" style:family="paragraph" style:parent-style-name="Preformatted_20_Text">
      <style:text-properties officeooo:rsid="000e6ee1" officeooo:paragraph-rsid="00360054"/>
    </style:style>
    <style:style style:name="P28" style:family="paragraph" style:parent-style-name="Preformatted_20_Text">
      <style:text-properties officeooo:rsid="000e6ee1" officeooo:paragraph-rsid="002ebefc"/>
    </style:style>
    <style:style style:name="P29" style:family="paragraph" style:parent-style-name="Preformatted_20_Text">
      <style:text-properties officeooo:rsid="000e6ee1" officeooo:paragraph-rsid="0055a0d3"/>
    </style:style>
    <style:style style:name="P30" style:family="paragraph" style:parent-style-name="Preformatted_20_Text">
      <style:text-properties officeooo:rsid="000e6ee1" officeooo:paragraph-rsid="00d50358"/>
    </style:style>
    <style:style style:name="P31" style:family="paragraph" style:parent-style-name="Preformatted_20_Text">
      <style:text-properties officeooo:paragraph-rsid="0012d038"/>
    </style:style>
    <style:style style:name="P32" style:family="paragraph" style:parent-style-name="Preformatted_20_Text">
      <style:text-properties officeooo:rsid="002332b2" officeooo:paragraph-rsid="002332b2"/>
    </style:style>
    <style:style style:name="P33" style:family="paragraph" style:parent-style-name="Preformatted_20_Text">
      <style:text-properties officeooo:rsid="002332b2" officeooo:paragraph-rsid="00360054"/>
    </style:style>
    <style:style style:name="P34" style:family="paragraph" style:parent-style-name="Preformatted_20_Text">
      <style:text-properties officeooo:rsid="002b18c1" officeooo:paragraph-rsid="002b18c1"/>
    </style:style>
    <style:style style:name="P35" style:family="paragraph" style:parent-style-name="Preformatted_20_Text">
      <style:text-properties officeooo:rsid="002bfaa1" officeooo:paragraph-rsid="002bfaa1"/>
    </style:style>
    <style:style style:name="P36" style:family="paragraph" style:parent-style-name="Preformatted_20_Text">
      <style:text-properties officeooo:rsid="002d1665" officeooo:paragraph-rsid="002d1665"/>
    </style:style>
    <style:style style:name="P37" style:family="paragraph" style:parent-style-name="Preformatted_20_Text">
      <style:text-properties officeooo:rsid="002ec95c" officeooo:paragraph-rsid="00400c60"/>
    </style:style>
    <style:style style:name="P38" style:family="paragraph" style:parent-style-name="Preformatted_20_Text">
      <style:text-properties officeooo:rsid="002ec95c" officeooo:paragraph-rsid="003768b5"/>
    </style:style>
    <style:style style:name="P39" style:family="paragraph" style:parent-style-name="Preformatted_20_Text">
      <style:text-properties officeooo:rsid="002fd071" officeooo:paragraph-rsid="002fd071"/>
    </style:style>
    <style:style style:name="P40" style:family="paragraph" style:parent-style-name="Preformatted_20_Text">
      <style:text-properties officeooo:rsid="003213bc" officeooo:paragraph-rsid="003213bc"/>
    </style:style>
    <style:style style:name="P41" style:family="paragraph" style:parent-style-name="Preformatted_20_Text">
      <style:text-properties officeooo:rsid="003213bc" officeooo:paragraph-rsid="003768b5"/>
    </style:style>
    <style:style style:name="P42" style:family="paragraph" style:parent-style-name="Preformatted_20_Text">
      <style:text-properties officeooo:rsid="003213bc" officeooo:paragraph-rsid="0044b570"/>
    </style:style>
    <style:style style:name="P43" style:family="paragraph" style:parent-style-name="Preformatted_20_Text">
      <style:text-properties officeooo:rsid="003213bc" officeooo:paragraph-rsid="009686c3"/>
    </style:style>
    <style:style style:name="P44" style:family="paragraph" style:parent-style-name="Preformatted_20_Text">
      <style:text-properties officeooo:rsid="0023aef1" officeooo:paragraph-rsid="00360054"/>
    </style:style>
    <style:style style:name="P45" style:family="paragraph" style:parent-style-name="Preformatted_20_Text">
      <style:text-properties officeooo:paragraph-rsid="003e1e28"/>
    </style:style>
    <style:style style:name="P46" style:family="paragraph" style:parent-style-name="Preformatted_20_Text">
      <style:text-properties officeooo:rsid="0045d1ed" officeooo:paragraph-rsid="0045d1ed"/>
    </style:style>
    <style:style style:name="P47" style:family="paragraph" style:parent-style-name="Preformatted_20_Text">
      <style:text-properties officeooo:rsid="004a9e45" officeooo:paragraph-rsid="008271d3"/>
    </style:style>
    <style:style style:name="P48" style:family="paragraph" style:parent-style-name="Preformatted_20_Text">
      <style:text-properties officeooo:rsid="00591b7a" officeooo:paragraph-rsid="00591b7a"/>
    </style:style>
    <style:style style:name="P49" style:family="paragraph" style:parent-style-name="Preformatted_20_Text">
      <style:text-properties officeooo:rsid="0059bf73" officeooo:paragraph-rsid="0059bf73"/>
    </style:style>
    <style:style style:name="P50" style:family="paragraph" style:parent-style-name="Preformatted_20_Text">
      <style:text-properties officeooo:rsid="0059bf73" officeooo:paragraph-rsid="00c76c9a"/>
    </style:style>
    <style:style style:name="P51" style:family="paragraph" style:parent-style-name="Preformatted_20_Text">
      <style:text-properties officeooo:rsid="005d7e15" officeooo:paragraph-rsid="005d7e15"/>
    </style:style>
    <style:style style:name="P52" style:family="paragraph" style:parent-style-name="Preformatted_20_Text">
      <style:text-properties officeooo:paragraph-rsid="005e3925"/>
    </style:style>
    <style:style style:name="P53" style:family="paragraph" style:parent-style-name="Preformatted_20_Text">
      <style:text-properties officeooo:rsid="006004e1" officeooo:paragraph-rsid="006004e1"/>
    </style:style>
    <style:style style:name="P54" style:family="paragraph" style:parent-style-name="Preformatted_20_Text">
      <style:text-properties officeooo:rsid="0060a4f5" officeooo:paragraph-rsid="0060a4f5"/>
    </style:style>
    <style:style style:name="P55" style:family="paragraph" style:parent-style-name="Preformatted_20_Text">
      <style:text-properties officeooo:rsid="006e19da" officeooo:paragraph-rsid="006e19da"/>
    </style:style>
    <style:style style:name="P56" style:family="paragraph" style:parent-style-name="Preformatted_20_Text">
      <style:text-properties officeooo:rsid="006e19da" officeooo:paragraph-rsid="009880de"/>
    </style:style>
    <style:style style:name="P57" style:family="paragraph" style:parent-style-name="Preformatted_20_Text">
      <style:text-properties officeooo:rsid="0070790e" officeooo:paragraph-rsid="0070790e"/>
    </style:style>
    <style:style style:name="P58" style:family="paragraph" style:parent-style-name="Preformatted_20_Text">
      <style:text-properties officeooo:rsid="008e4a76" officeooo:paragraph-rsid="008e4a76"/>
    </style:style>
    <style:style style:name="P59" style:family="paragraph" style:parent-style-name="Preformatted_20_Text">
      <style:text-properties officeooo:rsid="0046f046" officeooo:paragraph-rsid="0046f046"/>
    </style:style>
    <style:style style:name="P60" style:family="paragraph" style:parent-style-name="Preformatted_20_Text">
      <style:text-properties officeooo:rsid="00aa1aed" officeooo:paragraph-rsid="00aa1aed"/>
    </style:style>
    <style:style style:name="P61" style:family="paragraph" style:parent-style-name="Preformatted_20_Text">
      <style:text-properties officeooo:rsid="00abeec6" officeooo:paragraph-rsid="00ac2120"/>
    </style:style>
    <style:style style:name="P62" style:family="paragraph" style:parent-style-name="Preformatted_20_Text">
      <style:text-properties officeooo:rsid="00ac2120" officeooo:paragraph-rsid="00ac2120"/>
    </style:style>
    <style:style style:name="P63" style:family="paragraph" style:parent-style-name="Preformatted_20_Text">
      <style:text-properties officeooo:rsid="00c2c589" officeooo:paragraph-rsid="00c2c589"/>
    </style:style>
    <style:style style:name="P64" style:family="paragraph" style:parent-style-name="Preformatted_20_Text">
      <style:text-properties officeooo:paragraph-rsid="0042837f"/>
    </style:style>
    <style:style style:name="P65" style:family="paragraph" style:parent-style-name="Preformatted_20_Text">
      <style:text-properties officeooo:paragraph-rsid="00d0deb4"/>
    </style:style>
    <style:style style:name="P66" style:family="paragraph" style:parent-style-name="Preformatted_20_Text">
      <style:text-properties officeooo:rsid="00d31747" officeooo:paragraph-rsid="00d31747"/>
    </style:style>
    <style:style style:name="P67" style:family="paragraph" style:parent-style-name="Preformatted_20_Text">
      <style:text-properties officeooo:paragraph-rsid="00d50358"/>
    </style:style>
    <style:style style:name="P68" style:family="paragraph" style:parent-style-name="Preformatted_20_Text">
      <style:text-properties fo:background-color="#f58220"/>
    </style:style>
    <style:style style:name="P69" style:family="paragraph" style:parent-style-name="Preformatted_20_Text">
      <style:text-properties officeooo:rsid="000e6ee1" officeooo:paragraph-rsid="00839a5d" fo:background-color="#f58220"/>
    </style:style>
    <style:style style:name="P70" style:family="paragraph" style:parent-style-name="Preformatted_20_Text">
      <style:text-properties officeooo:rsid="000e6ee1" officeooo:paragraph-rsid="000e6ee1" fo:background-color="#f58220"/>
    </style:style>
    <style:style style:name="P71" style:family="paragraph" style:parent-style-name="Preformatted_20_Text">
      <style:text-properties officeooo:rsid="000e6ee1" officeooo:paragraph-rsid="0042c56d" fo:background-color="#f58220"/>
    </style:style>
    <style:style style:name="P72" style:family="paragraph" style:parent-style-name="Preformatted_20_Text">
      <style:text-properties officeooo:rsid="005bc31a" officeooo:paragraph-rsid="00943ffe" fo:background-color="#f58220"/>
    </style:style>
    <style:style style:name="P73" style:family="paragraph" style:parent-style-name="Preformatted_20_Text">
      <style:text-properties officeooo:rsid="005bc31a" officeooo:paragraph-rsid="00839a5d" fo:background-color="#f58220"/>
    </style:style>
    <style:style style:name="P74" style:family="paragraph" style:parent-style-name="Preformatted_20_Text">
      <style:text-properties officeooo:rsid="005bc31a" officeooo:paragraph-rsid="005bc31a" fo:background-color="#f58220"/>
    </style:style>
    <style:style style:name="P75" style:family="paragraph" style:parent-style-name="Preformatted_20_Text">
      <style:text-properties officeooo:rsid="00875e04" officeooo:paragraph-rsid="00875e04" fo:background-color="#f58220"/>
    </style:style>
    <style:style style:name="P76" style:family="paragraph" style:parent-style-name="Preformatted_20_Text">
      <style:text-properties officeooo:rsid="008efe6f" officeooo:paragraph-rsid="008efe6f" fo:background-color="#f58220"/>
    </style:style>
    <style:style style:name="P77" style:family="paragraph" style:parent-style-name="Preformatted_20_Text">
      <style:text-properties officeooo:rsid="008e4a76" officeooo:paragraph-rsid="008e4a76" fo:background-color="#f58220"/>
    </style:style>
    <style:style style:name="P78" style:family="paragraph" style:parent-style-name="Preformatted_20_Text">
      <style:text-properties officeooo:rsid="004a9e45" officeooo:paragraph-rsid="004a9e45" fo:background-color="#f58220"/>
    </style:style>
    <style:style style:name="P79" style:family="paragraph" style:parent-style-name="Preformatted_20_Text">
      <style:text-properties officeooo:rsid="007ea620" officeooo:paragraph-rsid="000e6ee1" fo:background-color="#f58220"/>
    </style:style>
    <style:style style:name="P80" style:family="paragraph" style:parent-style-name="Preformatted_20_Text">
      <style:text-properties officeooo:rsid="001e706f" officeooo:paragraph-rsid="001e706f" fo:background-color="#f58220"/>
    </style:style>
    <style:style style:name="P81" style:family="paragraph" style:parent-style-name="Preformatted_20_Text">
      <style:text-properties officeooo:rsid="002bfaa1" officeooo:paragraph-rsid="003768b5" fo:background-color="#f58220"/>
    </style:style>
    <style:style style:name="P82" style:family="paragraph" style:parent-style-name="Preformatted_20_Text">
      <style:text-properties officeooo:rsid="006e19da" officeooo:paragraph-rsid="006e19da" fo:background-color="#f58220"/>
    </style:style>
    <style:style style:name="P83" style:family="paragraph" style:parent-style-name="Preformatted_20_Text">
      <style:text-properties officeooo:rsid="002fd071" officeooo:paragraph-rsid="0046f046" fo:background-color="#f58220"/>
    </style:style>
    <style:style style:name="P84" style:family="paragraph" style:parent-style-name="Preformatted_20_Text">
      <style:text-properties officeooo:rsid="003213bc" officeooo:paragraph-rsid="003768b5" fo:background-color="#f58220"/>
    </style:style>
    <style:style style:name="P85" style:family="paragraph" style:parent-style-name="Preformatted_20_Text">
      <style:text-properties officeooo:rsid="006004e1" officeooo:paragraph-rsid="006004e1" fo:background-color="#f58220"/>
    </style:style>
    <style:style style:name="P86" style:family="paragraph" style:parent-style-name="Preformatted_20_Text">
      <style:text-properties officeooo:rsid="0036bc09" officeooo:paragraph-rsid="003768b5" fo:background-color="#f58220"/>
    </style:style>
    <style:style style:name="P87" style:family="paragraph" style:parent-style-name="Preformatted_20_Text">
      <style:text-properties officeooo:rsid="008bb05c" officeooo:paragraph-rsid="008bb05c" fo:background-color="#f58220"/>
    </style:style>
    <style:style style:name="P88" style:family="paragraph" style:parent-style-name="Preformatted_20_Text">
      <style:text-properties officeooo:rsid="000f79a9" officeooo:paragraph-rsid="000f79a9" fo:background-color="#f58220"/>
    </style:style>
    <style:style style:name="P89" style:family="paragraph" style:parent-style-name="Preformatted_20_Text">
      <style:text-properties officeooo:paragraph-rsid="0042c56d" fo:background-color="#f58220"/>
    </style:style>
    <style:style style:name="P90" style:family="paragraph" style:parent-style-name="Preformatted_20_Text">
      <style:text-properties officeooo:rsid="00e1c81c" officeooo:paragraph-rsid="00e1c81c"/>
    </style:style>
    <style:style style:name="P91" style:family="paragraph" style:parent-style-name="Preformatted_20_Text">
      <style:text-properties officeooo:rsid="008bb05c" officeooo:paragraph-rsid="008bb05c" fo:background-color="transparent"/>
    </style:style>
    <style:style style:name="P92" style:family="paragraph" style:parent-style-name="Preformatted_20_Text">
      <style:text-properties officeooo:rsid="008bb05c" officeooo:paragraph-rsid="008d3673" fo:background-color="transparent"/>
    </style:style>
    <style:style style:name="P93" style:family="paragraph" style:parent-style-name="Preformatted_20_Text">
      <style:text-properties officeooo:rsid="008d3673" officeooo:paragraph-rsid="008d3673" fo:background-color="transparent"/>
    </style:style>
    <style:style style:name="P94" style:family="paragraph" style:parent-style-name="Preformatted_20_Text">
      <style:text-properties officeooo:rsid="003213bc" officeooo:paragraph-rsid="003768b5" fo:background-color="transparent"/>
    </style:style>
    <style:style style:name="P95" style:family="paragraph" style:parent-style-name="Standard">
      <style:text-properties officeooo:paragraph-rsid="0012d038"/>
    </style:style>
    <style:style style:name="P96" style:family="paragraph" style:parent-style-name="Standard">
      <style:text-properties officeooo:rsid="00217e12" officeooo:paragraph-rsid="00217e12"/>
    </style:style>
    <style:style style:name="P97" style:family="paragraph" style:parent-style-name="Standard">
      <style:text-properties officeooo:rsid="00217e12" officeooo:paragraph-rsid="00909ecb"/>
    </style:style>
    <style:style style:name="P98" style:family="paragraph" style:parent-style-name="Standard">
      <style:text-properties officeooo:rsid="003d8a16" officeooo:paragraph-rsid="003d8a16"/>
    </style:style>
    <style:style style:name="P99" style:family="paragraph" style:parent-style-name="Standard">
      <style:text-properties officeooo:rsid="006459a8" officeooo:paragraph-rsid="006459a8"/>
    </style:style>
    <style:style style:name="P100" style:family="paragraph" style:parent-style-name="Standard">
      <style:text-properties officeooo:rsid="006459a8" officeooo:paragraph-rsid="00909ecb"/>
    </style:style>
    <style:style style:name="P101" style:family="paragraph" style:parent-style-name="Standard">
      <style:text-properties officeooo:rsid="002b891b" officeooo:paragraph-rsid="002b891b"/>
    </style:style>
    <style:style style:name="P102" style:family="paragraph" style:parent-style-name="Standard">
      <style:text-properties officeooo:paragraph-rsid="00217e12"/>
    </style:style>
    <style:style style:name="P103" style:family="paragraph" style:parent-style-name="Standard">
      <style:text-properties officeooo:rsid="007fc6ce" officeooo:paragraph-rsid="007fc6ce"/>
    </style:style>
    <style:style style:name="P104" style:family="paragraph" style:parent-style-name="Standard">
      <style:text-properties officeooo:rsid="007fc6ce" officeooo:paragraph-rsid="008271d3"/>
    </style:style>
    <style:style style:name="P105" style:family="paragraph" style:parent-style-name="Standard">
      <style:text-properties officeooo:rsid="007fc6ce" officeooo:paragraph-rsid="0091a618"/>
    </style:style>
    <style:style style:name="P106" style:family="paragraph" style:parent-style-name="Standard">
      <style:text-properties officeooo:rsid="007fc6ce" officeooo:paragraph-rsid="00b9fac4"/>
    </style:style>
    <style:style style:name="P107" style:family="paragraph" style:parent-style-name="Standard">
      <style:text-properties officeooo:rsid="00875e04" officeooo:paragraph-rsid="00875e04"/>
    </style:style>
    <style:style style:name="P108" style:family="paragraph" style:parent-style-name="Standard">
      <style:text-properties officeooo:rsid="00291756" officeooo:paragraph-rsid="00909ecb"/>
    </style:style>
    <style:style style:name="P109" style:family="paragraph" style:parent-style-name="Standard">
      <style:text-properties officeooo:rsid="006557df" officeooo:paragraph-rsid="00909ecb"/>
    </style:style>
    <style:style style:name="P110" style:family="paragraph" style:parent-style-name="Standard">
      <style:text-properties officeooo:rsid="0091d636" officeooo:paragraph-rsid="0091d636"/>
    </style:style>
    <style:style style:name="P111" style:family="paragraph" style:parent-style-name="Standard">
      <style:text-properties officeooo:paragraph-rsid="009e587a"/>
    </style:style>
    <style:style style:name="P112" style:family="paragraph" style:parent-style-name="Standard">
      <style:text-properties officeooo:rsid="009ee7df" officeooo:paragraph-rsid="009ee7df"/>
    </style:style>
    <style:style style:name="P113" style:family="paragraph" style:parent-style-name="Standard">
      <style:text-properties officeooo:rsid="00a3ec7c" officeooo:paragraph-rsid="00a3ec7c"/>
    </style:style>
    <style:style style:name="P114" style:family="paragraph" style:parent-style-name="Standard">
      <style:text-properties officeooo:rsid="00a4d7a0" officeooo:paragraph-rsid="00a4d7a0"/>
    </style:style>
    <style:style style:name="P115" style:family="paragraph" style:parent-style-name="Standard">
      <style:text-properties officeooo:rsid="00b877d9" officeooo:paragraph-rsid="009ee7df"/>
    </style:style>
    <style:style style:name="P116" style:family="paragraph" style:parent-style-name="Standard">
      <style:text-properties officeooo:rsid="00b877d9" officeooo:paragraph-rsid="00b877d9"/>
    </style:style>
    <style:style style:name="P117" style:family="paragraph" style:parent-style-name="Standard">
      <style:text-properties fo:font-weight="bold" officeooo:rsid="00c526af" officeooo:paragraph-rsid="00c526af" fo:background-color="#f58220" style:font-weight-asian="bold" style:font-weight-complex="bold"/>
    </style:style>
    <style:style style:name="P118" style:family="paragraph" style:parent-style-name="Standard">
      <style:text-properties officeooo:rsid="004442a4" officeooo:paragraph-rsid="00909ecb"/>
    </style:style>
    <style:style style:name="P119" style:family="paragraph" style:parent-style-name="Standard">
      <style:text-properties officeooo:rsid="00d31747" officeooo:paragraph-rsid="00d31747"/>
    </style:style>
    <style:style style:name="P120" style:family="paragraph" style:parent-style-name="Standard">
      <style:text-properties officeooo:rsid="00d4a396" officeooo:paragraph-rsid="00d4a396"/>
    </style:style>
    <style:style style:name="P121" style:family="paragraph" style:parent-style-name="Standard">
      <style:text-properties officeooo:rsid="00d50358" officeooo:paragraph-rsid="00d50358"/>
    </style:style>
    <style:style style:name="P122" style:family="paragraph" style:parent-style-name="Standard">
      <style:text-properties fo:background-color="#f58220"/>
    </style:style>
    <style:style style:name="P123" style:family="paragraph" style:parent-style-name="Standard">
      <style:text-properties officeooo:rsid="00908205" officeooo:paragraph-rsid="00908205" fo:background-color="#f58220"/>
    </style:style>
    <style:style style:name="P124" style:family="paragraph" style:parent-style-name="Standard">
      <style:text-properties officeooo:rsid="001e706f" officeooo:paragraph-rsid="00943ffe" fo:background-color="#f58220"/>
    </style:style>
    <style:style style:name="P125" style:family="paragraph" style:parent-style-name="Standard">
      <style:text-properties officeooo:paragraph-rsid="00839a5d" fo:background-color="#f58220"/>
    </style:style>
    <style:style style:name="P126" style:family="paragraph" style:parent-style-name="Standard">
      <style:text-properties officeooo:paragraph-rsid="00943ffe" fo:background-color="#f58220"/>
    </style:style>
    <style:style style:name="P127" style:family="paragraph" style:parent-style-name="Standard">
      <style:paragraph-properties fo:margin-top="0cm" fo:margin-bottom="0.499cm" loext:contextual-spacing="false"/>
    </style:style>
    <style:style style:name="P128" style:family="paragraph" style:parent-style-name="List_20_Contents">
      <style:paragraph-properties fo:margin-top="0cm" fo:margin-bottom="0.499cm" loext:contextual-spacing="false"/>
    </style:style>
    <style:style style:name="P129" style:family="paragraph" style:parent-style-name="List_20_Contents">
      <style:paragraph-properties fo:margin-top="0cm" fo:margin-bottom="0.499cm" loext:contextual-spacing="false"/>
      <style:text-properties officeooo:rsid="00e1c81c" officeooo:paragraph-rsid="00e1c81c"/>
    </style:style>
    <style:style style:name="P130" style:family="paragraph" style:parent-style-name="Table_20_Contents">
      <style:paragraph-properties fo:margin-top="0cm" fo:margin-bottom="0.499cm" loext:contextual-spacing="false"/>
      <style:text-properties officeooo:rsid="00291756" officeooo:paragraph-rsid="00489a2a"/>
    </style:style>
    <style:style style:name="P131" style:family="paragraph" style:parent-style-name="Preformatted_20_Text">
      <style:paragraph-properties fo:margin-top="0cm" fo:margin-bottom="0.499cm" loext:contextual-spacing="false"/>
      <style:text-properties officeooo:rsid="00591b7a" officeooo:paragraph-rsid="00c76c9a"/>
    </style:style>
    <style:style style:name="P132" style:family="paragraph" style:parent-style-name="List_20_Heading">
      <style:paragraph-properties fo:margin-top="0cm" fo:margin-bottom="0.499cm" loext:contextual-spacing="false"/>
      <style:text-properties fo:background-color="#f58220"/>
    </style:style>
    <style:style style:name="P133" style:family="paragraph" style:parent-style-name="code">
      <style:text-properties officeooo:rsid="006557df" officeooo:paragraph-rsid="006557df"/>
    </style:style>
    <style:style style:name="P134" style:family="paragraph" style:parent-style-name="code">
      <style:text-properties officeooo:paragraph-rsid="006d0471"/>
    </style:style>
    <style:style style:name="P135" style:family="paragraph" style:parent-style-name="code">
      <style:text-properties officeooo:rsid="007fc6ce" officeooo:paragraph-rsid="0088701c"/>
    </style:style>
    <style:style style:name="P136" style:family="paragraph" style:parent-style-name="code">
      <style:text-properties officeooo:paragraph-rsid="008a461b"/>
    </style:style>
    <style:style style:name="P137" style:family="paragraph" style:parent-style-name="code">
      <style:text-properties officeooo:paragraph-rsid="008bb05c"/>
    </style:style>
    <style:style style:name="P138" style:family="paragraph" style:parent-style-name="code">
      <style:text-properties officeooo:rsid="00291756"/>
    </style:style>
    <style:style style:name="P139" style:family="paragraph" style:parent-style-name="code">
      <style:text-properties officeooo:rsid="009ee7df" officeooo:paragraph-rsid="009ee7df"/>
    </style:style>
    <style:style style:name="P140" style:family="paragraph" style:parent-style-name="code">
      <style:text-properties officeooo:paragraph-rsid="00a8701d"/>
    </style:style>
    <style:style style:name="P141" style:family="paragraph" style:parent-style-name="code">
      <style:text-properties officeooo:rsid="00b71d06" officeooo:paragraph-rsid="00b71d06"/>
    </style:style>
    <style:style style:name="P142" style:family="paragraph" style:parent-style-name="code">
      <style:text-properties officeooo:paragraph-rsid="009ee7df"/>
    </style:style>
    <style:style style:name="P143" style:family="paragraph" style:parent-style-name="code">
      <style:text-properties officeooo:paragraph-rsid="00bb1cf2"/>
    </style:style>
    <style:style style:name="P144" style:family="paragraph" style:parent-style-name="code">
      <style:text-properties officeooo:paragraph-rsid="00bb25cb"/>
    </style:style>
    <style:style style:name="P145" style:family="paragraph" style:parent-style-name="code">
      <style:text-properties style:font-name="Liberation Mono"/>
    </style:style>
    <style:style style:name="P146" style:family="paragraph" style:parent-style-name="code">
      <style:text-properties style:font-name="Bitstream Vera Sans Mono" officeooo:paragraph-rsid="0088701c"/>
    </style:style>
    <style:style style:name="P147" style:family="paragraph" style:parent-style-name="code">
      <style:text-properties style:font-name="Bitstream Vera Sans Mono" officeooo:paragraph-rsid="00bb25cb"/>
    </style:style>
    <style:style style:name="P148" style:family="paragraph" style:parent-style-name="code">
      <style:text-properties officeooo:paragraph-rsid="00c76c9a"/>
    </style:style>
    <style:style style:name="P149" style:family="paragraph" style:parent-style-name="code">
      <style:text-properties officeooo:rsid="00caad38" officeooo:paragraph-rsid="00caad38"/>
    </style:style>
    <style:style style:name="P150" style:family="paragraph" style:parent-style-name="code">
      <style:text-properties officeooo:paragraph-rsid="00caad38"/>
    </style:style>
    <style:style style:name="P151" style:family="paragraph" style:parent-style-name="code">
      <style:text-properties fo:background-color="#f58220"/>
    </style:style>
    <style:style style:name="P152" style:family="paragraph" style:parent-style-name="code">
      <style:text-properties officeooo:rsid="00939aeb" officeooo:paragraph-rsid="00943ffe" fo:background-color="#f58220"/>
    </style:style>
    <style:style style:name="P153" style:family="paragraph" style:parent-style-name="code">
      <style:text-properties officeooo:rsid="00939aeb" officeooo:paragraph-rsid="00939aeb" fo:background-color="#f58220"/>
    </style:style>
    <style:style style:name="P154" style:family="paragraph" style:parent-style-name="code">
      <style:text-properties officeooo:rsid="00943ffe" officeooo:paragraph-rsid="00943ffe" fo:background-color="#f58220"/>
    </style:style>
    <style:style style:name="P155" style:family="paragraph" style:parent-style-name="code">
      <style:text-properties officeooo:paragraph-rsid="00943ffe" fo:background-color="#f58220"/>
    </style:style>
    <style:style style:name="P156" style:family="paragraph" style:parent-style-name="code">
      <style:text-properties officeooo:paragraph-rsid="00839a5d" fo:background-color="#f58220"/>
    </style:style>
    <style:style style:name="P157" style:family="paragraph" style:parent-style-name="code">
      <style:text-properties officeooo:paragraph-rsid="00886fd3" fo:background-color="#f58220"/>
    </style:style>
    <style:style style:name="P158" style:family="paragraph" style:parent-style-name="code">
      <style:text-properties officeooo:paragraph-rsid="00939aeb" fo:background-color="#f58220"/>
    </style:style>
    <style:style style:name="P159" style:family="paragraph" style:parent-style-name="code">
      <style:text-properties officeooo:paragraph-rsid="00b71d06" fo:background-color="#f58220"/>
    </style:style>
    <style:style style:name="P160" style:family="paragraph" style:parent-style-name="code">
      <style:text-properties officeooo:paragraph-rsid="009880de" fo:background-color="#f58220"/>
    </style:style>
    <style:style style:name="P161" style:family="paragraph" style:parent-style-name="code">
      <style:text-properties officeooo:rsid="00b71d06" officeooo:paragraph-rsid="00b71d06" fo:background-color="#f58220"/>
    </style:style>
    <style:style style:name="P162" style:family="paragraph" style:parent-style-name="code">
      <style:text-properties officeooo:rsid="006e19da" fo:background-color="#f58220"/>
    </style:style>
    <style:style style:name="P163" style:family="paragraph" style:parent-style-name="Text_20_body">
      <style:paragraph-properties fo:margin-top="0cm" fo:margin-bottom="0cm" loext:contextual-spacing="false"/>
    </style:style>
    <style:style style:name="P164" style:family="paragraph" style:parent-style-name="Text_20_body">
      <style:paragraph-properties fo:margin-top="0cm" fo:margin-bottom="0cm" loext:contextual-spacing="false"/>
      <style:text-properties officeooo:rsid="00cb3381" officeooo:paragraph-rsid="00cb3381"/>
    </style:style>
    <style:style style:name="P165" style:family="paragraph" style:parent-style-name="Text_20_body">
      <style:paragraph-properties fo:margin-top="0cm" fo:margin-bottom="0cm" loext:contextual-spacing="false"/>
      <style:text-properties officeooo:rsid="00cd27aa" officeooo:paragraph-rsid="00cd27aa"/>
    </style:style>
    <style:style style:name="P166" style:family="paragraph" style:parent-style-name="Text_20_body">
      <style:paragraph-properties fo:margin-top="0cm" fo:margin-bottom="0cm" loext:contextual-spacing="false"/>
      <style:text-properties officeooo:rsid="00cb3381" officeooo:paragraph-rsid="00cb3381" fo:background-color="#f58220"/>
    </style:style>
    <style:style style:name="P167" style:family="paragraph" style:parent-style-name="Text_20_body">
      <style:paragraph-properties fo:margin-top="0cm" fo:margin-bottom="0.247cm" loext:contextual-spacing="false" fo:line-height="120%"/>
      <style:text-properties fo:color="#ce181e" fo:font-size="18pt" fo:font-weight="bold" officeooo:rsid="00d39e90" officeooo:paragraph-rsid="00d39e90" style:font-size-asian="18pt" style:font-weight-asian="bold" style:font-size-complex="18pt" style:font-weight-complex="bold"/>
    </style:style>
    <style:style style:name="P168" style:family="paragraph" style:parent-style-name="Heading">
      <style:text-properties fo:background-color="#f58220"/>
    </style:style>
    <style:style style:name="P169" style:family="paragraph" style:parent-style-name="Quotations">
      <style:text-properties fo:background-color="#f58220"/>
    </style:style>
    <style:style style:name="P170" style:family="paragraph" style:parent-style-name="Text_20_body" style:list-style-name="L2">
      <style:paragraph-properties fo:margin-top="0cm" fo:margin-bottom="0cm" loext:contextual-spacing="false"/>
    </style:style>
    <style:style style:name="P171" style:family="paragraph" style:parent-style-name="Text_20_body" style:list-style-name="L3">
      <style:paragraph-properties fo:margin-top="0cm" fo:margin-bottom="0cm" loext:contextual-spacing="false"/>
    </style:style>
    <style:style style:name="P172" style:family="paragraph" style:parent-style-name="Text_20_body" style:list-style-name="L4">
      <style:paragraph-properties fo:margin-top="0cm" fo:margin-bottom="0cm" loext:contextual-spacing="false"/>
    </style:style>
    <style:style style:name="P173" style:family="paragraph" style:parent-style-name="Preformatted_20_Text">
      <style:text-properties officeooo:rsid="008bb05c" officeooo:paragraph-rsid="008bb05c" fo:background-color="transparent"/>
    </style:style>
    <style:style style:name="P174" style:family="paragraph" style:parent-style-name="Preformatted_20_Text">
      <style:text-properties officeooo:rsid="008d3673" officeooo:paragraph-rsid="008d3673" fo:background-color="transparent"/>
    </style:style>
    <style:style style:name="P175" style:family="paragraph" style:parent-style-name="Preformatted_20_Text">
      <style:text-properties officeooo:rsid="00e7536f" officeooo:paragraph-rsid="00e7536f" fo:background-color="transparent"/>
    </style:style>
    <style:style style:name="P176" style:family="paragraph" style:parent-style-name="Heading_20_1">
      <style:text-properties officeooo:rsid="003213bc" officeooo:paragraph-rsid="0042c56d"/>
    </style:style>
    <style:style style:name="P177" style:family="paragraph" style:parent-style-name="Heading_20_1">
      <style:text-properties fo:background-color="#f58220"/>
    </style:style>
    <style:style style:name="P178" style:family="paragraph" style:parent-style-name="Heading_20_1">
      <style:text-properties officeooo:paragraph-rsid="001c613e"/>
    </style:style>
    <style:style style:name="P179" style:family="paragraph" style:parent-style-name="Heading_20_2">
      <style:text-properties fo:background-color="#f58220"/>
    </style:style>
    <style:style style:name="P180" style:family="paragraph" style:parent-style-name="Heading_20_2">
      <style:text-properties officeooo:paragraph-rsid="0042c56d" fo:background-color="#f58220"/>
    </style:style>
    <style:style style:name="P181" style:family="paragraph" style:parent-style-name="Heading_20_2">
      <style:text-properties officeooo:rsid="002b18c1"/>
    </style:style>
    <style:style style:name="P182" style:family="paragraph" style:parent-style-name="Heading_20_2">
      <style:text-properties officeooo:rsid="002332b2"/>
    </style:style>
    <style:style style:name="P183" style:family="paragraph" style:parent-style-name="Heading_20_2">
      <style:text-properties officeooo:paragraph-rsid="003e1e28"/>
    </style:style>
    <style:style style:name="P184" style:family="paragraph" style:parent-style-name="Heading_20_2">
      <style:text-properties officeooo:paragraph-rsid="00360054"/>
    </style:style>
    <style:style style:name="P185" style:family="paragraph" style:parent-style-name="Heading_20_3">
      <style:text-properties officeooo:rsid="004442a4" officeooo:paragraph-rsid="00c5ce75"/>
    </style:style>
    <style:style style:name="P186" style:family="paragraph" style:parent-style-name="Heading_20_3">
      <style:text-properties fo:background-color="#f58220"/>
    </style:style>
    <style:style style:name="P187" style:family="paragraph" style:parent-style-name="Heading_20_3">
      <style:text-properties officeooo:paragraph-rsid="00839a5d" fo:background-color="#f58220"/>
    </style:style>
    <style:style style:name="P188" style:family="paragraph" style:parent-style-name="Heading_20_3">
      <style:text-properties officeooo:paragraph-rsid="00b4a977"/>
    </style:style>
    <style:style style:name="P189" style:family="paragraph" style:parent-style-name="Heading_20_3">
      <style:text-properties fo:background-color="transparent"/>
    </style:style>
    <style:style style:name="P190" style:family="paragraph" style:parent-style-name="code" style:list-style-name="L1"/>
    <style:style style:name="P191" style:family="paragraph" style:parent-style-name="Heading_20_4">
      <style:text-properties officeooo:rsid="00cd27aa" officeooo:paragraph-rsid="00cd27aa"/>
    </style:style>
    <style:style style:name="P192" style:family="paragraph" style:parent-style-name="Heading_20_4">
      <style:text-properties officeooo:paragraph-rsid="00cd27aa"/>
    </style:style>
    <style:style style:name="T1" style:family="text">
      <style:text-properties fo:font-size="8pt" fo:background-color="#f58220" loext:char-shading-value="0" style:font-size-asian="8pt" style:font-size-complex="8pt"/>
    </style:style>
    <style:style style:name="T2" style:family="text">
      <style:text-properties fo:font-weight="bold" fo:background-color="#f58220" loext:char-shading-value="0"/>
    </style:style>
    <style:style style:name="T3" style:family="text">
      <style:text-properties fo:font-weight="bold" officeooo:rsid="00d0deb4" fo:background-color="#f58220" loext:char-shading-value="0" style:font-weight-asian="bold" style:font-weight-complex="bold"/>
    </style:style>
    <style:style style:name="T4" style:family="text">
      <style:text-properties fo:font-weight="bold" officeooo:rsid="00188e48" fo:background-color="#f58220" loext:char-shading-value="0"/>
    </style:style>
    <style:style style:name="T5" style:family="text">
      <style:text-properties fo:font-style="italic" fo:background-color="#f58220" loext:char-shading-value="0"/>
    </style:style>
    <style:style style:name="T6" style:family="text">
      <style:text-properties officeooo:rsid="002332b2"/>
    </style:style>
    <style:style style:name="T7" style:family="text">
      <style:text-properties officeooo:rsid="0023432b"/>
    </style:style>
    <style:style style:name="T8" style:family="text">
      <style:text-properties officeooo:rsid="00217e12"/>
    </style:style>
    <style:style style:name="T9" style:family="text">
      <style:text-properties officeooo:rsid="002bfaa1"/>
    </style:style>
    <style:style style:name="T10" style:family="text">
      <style:text-properties officeooo:rsid="002d1665"/>
    </style:style>
    <style:style style:name="T11" style:family="text">
      <style:text-properties officeooo:rsid="002ebefc"/>
    </style:style>
    <style:style style:name="T12" style:family="text">
      <style:text-properties officeooo:rsid="003213bc"/>
    </style:style>
    <style:style style:name="T13" style:family="text">
      <style:text-properties officeooo:rsid="003560c4"/>
    </style:style>
    <style:style style:name="T14" style:family="text">
      <style:text-properties officeooo:rsid="00360054"/>
    </style:style>
    <style:style style:name="T15" style:family="text">
      <style:text-properties officeooo:rsid="0036bc09"/>
    </style:style>
    <style:style style:name="T16" style:family="text">
      <style:text-properties fo:font-variant="normal" fo:text-transform="none" fo:color="#333333" style:font-name="Verdana" fo:font-size="8.25pt" fo:letter-spacing="normal" fo:font-style="normal" fo:font-weight="normal"/>
    </style:style>
    <style:style style:name="T17" style:family="text">
      <style:text-properties fo:font-variant="normal" fo:text-transform="none" fo:color="#333333" style:font-name="Verdana" fo:font-size="8.25pt" fo:letter-spacing="normal" fo:font-style="normal" fo:font-weight="normal" officeooo:rsid="003768b5" fo:background-color="#fafafa" loext:char-shading-value="0" loext:padding="0.265cm" loext:border="0.06pt solid #f2f2f2"/>
    </style:style>
    <style:style style:name="T18" style:family="text">
      <style:text-properties fo:font-variant="normal" fo:text-transform="none" fo:color="#333333" style:font-name="Verdana" fo:font-size="8.25pt" fo:letter-spacing="normal" fo:font-style="normal" fo:font-weight="bold" officeooo:rsid="003768b5" fo:background-color="#fafafa" loext:char-shading-value="0" loext:padding="0.265cm" loext:border="0.06pt solid #f2f2f2"/>
    </style:style>
    <style:style style:name="T19" style:family="text">
      <style:text-properties fo:font-variant="normal" fo:text-transform="none" fo:color="#333333" style:font-name="Lucida Console" fo:font-size="8.25pt" fo:letter-spacing="normal" fo:font-style="normal" fo:font-weight="bold" fo:background-color="#fafafa" loext:char-shading-value="0" loext:padding="0.265cm" loext:border="0.06pt solid #f2f2f2"/>
    </style:style>
    <style:style style:name="T20" style:family="text">
      <style:text-properties fo:font-variant="normal" fo:text-transform="none" fo:color="#333333" fo:font-size="8.25pt" fo:letter-spacing="normal" fo:font-style="normal" fo:font-weight="bold" fo:background-color="#fafafa" loext:char-shading-value="0" loext:padding="0.265cm" loext:border="0.06pt solid #f2f2f2"/>
    </style:style>
    <style:style style:name="T21" style:family="text">
      <style:text-properties fo:font-variant="normal" fo:text-transform="none" fo:color="#333333" fo:font-size="8.25pt" fo:letter-spacing="normal" fo:font-style="normal" fo:font-weight="bold" officeooo:rsid="002ec95c" fo:background-color="#fafafa" loext:char-shading-value="0" loext:padding="0.265cm" loext:border="0.06pt solid #f2f2f2"/>
    </style:style>
    <style:style style:name="T22" style:family="text">
      <style:text-properties officeooo:rsid="003900e5"/>
    </style:style>
    <style:style style:name="T23" style:family="text">
      <style:text-properties officeooo:rsid="00414d82"/>
    </style:style>
    <style:style style:name="T24" style:family="text">
      <style:text-properties officeooo:rsid="004a9e45"/>
    </style:style>
    <style:style style:name="T25" style:family="text">
      <style:text-properties officeooo:rsid="0055a0d3"/>
    </style:style>
    <style:style style:name="T26" style:family="text">
      <style:text-properties officeooo:rsid="005bc31a"/>
    </style:style>
    <style:style style:name="T27" style:family="text">
      <style:text-properties officeooo:rsid="00604a8a"/>
    </style:style>
    <style:style style:name="T28" style:family="text">
      <style:text-properties officeooo:rsid="00621917"/>
    </style:style>
    <style:style style:name="T29" style:family="text">
      <style:text-properties officeooo:rsid="006459a8"/>
    </style:style>
    <style:style style:name="T30" style:family="text">
      <style:text-properties officeooo:rsid="006557df"/>
    </style:style>
    <style:style style:name="T31" style:family="text">
      <style:text-properties officeooo:rsid="006787b9"/>
    </style:style>
    <style:style style:name="T32" style:family="text">
      <style:text-properties officeooo:rsid="000e6ee1"/>
    </style:style>
    <style:style style:name="T33" style:family="text">
      <style:text-properties officeooo:rsid="006e98d3"/>
    </style:style>
    <style:style style:name="T34" style:family="text">
      <style:text-properties officeooo:rsid="00875e04"/>
    </style:style>
    <style:style style:name="T35" style:family="text">
      <style:text-properties officeooo:rsid="00886fd3"/>
    </style:style>
    <style:style style:name="T36" style:family="text">
      <style:text-properties officeooo:rsid="008efe6f"/>
    </style:style>
    <style:style style:name="T37" style:family="text">
      <style:text-properties officeooo:rsid="008e4a76"/>
    </style:style>
    <style:style style:name="T38" style:family="text">
      <style:text-properties officeooo:rsid="008f7369"/>
    </style:style>
    <style:style style:name="T39" style:family="text">
      <style:text-properties officeooo:rsid="0091a618"/>
    </style:style>
    <style:style style:name="T40" style:family="text">
      <style:text-properties officeooo:rsid="00943ffe"/>
    </style:style>
    <style:style style:name="T41" style:family="text">
      <style:text-properties officeooo:rsid="00965fb1"/>
    </style:style>
    <style:style style:name="T42" style:family="text">
      <style:text-properties officeooo:rsid="009945f4"/>
    </style:style>
    <style:style style:name="T43" style:family="text">
      <style:text-properties officeooo:rsid="009c872e"/>
    </style:style>
    <style:style style:name="T44" style:family="text">
      <style:text-properties officeooo:rsid="009e587a"/>
    </style:style>
    <style:style style:name="T45" style:family="text">
      <style:text-properties officeooo:rsid="00a0d0a3"/>
    </style:style>
    <style:style style:name="T46" style:family="text">
      <style:text-properties officeooo:rsid="00a3ec7c"/>
    </style:style>
    <style:style style:name="T47" style:family="text">
      <style:text-properties officeooo:rsid="00a4dcec"/>
    </style:style>
    <style:style style:name="T48" style:family="text">
      <style:text-properties officeooo:rsid="00a6cba0"/>
    </style:style>
    <style:style style:name="T49" style:family="text">
      <style:text-properties officeooo:rsid="00a8701d"/>
    </style:style>
    <style:style style:name="T50" style:family="text">
      <style:text-properties officeooo:rsid="00aa1aed"/>
    </style:style>
    <style:style style:name="T51" style:family="text">
      <style:text-properties officeooo:rsid="00ab2266"/>
    </style:style>
    <style:style style:name="T52" style:family="text">
      <style:text-properties officeooo:rsid="00ad422b"/>
    </style:style>
    <style:style style:name="T53" style:family="text">
      <style:text-properties officeooo:rsid="00b4a977"/>
    </style:style>
    <style:style style:name="T54" style:family="text">
      <style:text-properties officeooo:rsid="00b60941"/>
    </style:style>
    <style:style style:name="T55" style:family="text">
      <style:text-properties officeooo:rsid="00ade36d"/>
    </style:style>
    <style:style style:name="T56" style:family="text">
      <style:text-properties officeooo:rsid="00ba1e80"/>
    </style:style>
    <style:style style:name="T57" style:family="text">
      <style:text-properties officeooo:rsid="00bb1cf2"/>
    </style:style>
    <style:style style:name="T58" style:family="text">
      <style:text-properties style:font-name="Liberation Mono"/>
    </style:style>
    <style:style style:name="T59" style:family="text">
      <style:text-properties style:font-name="Bitstream Vera Sans Mono"/>
    </style:style>
    <style:style style:name="T60" style:family="text">
      <style:text-properties style:font-name="Bitstream Vera Sans Mono" officeooo:rsid="008271d3"/>
    </style:style>
    <style:style style:name="T61" style:family="text">
      <style:text-properties officeooo:rsid="00bf708a"/>
    </style:style>
    <style:style style:name="T62" style:family="text">
      <style:text-properties officeooo:rsid="00c87b88"/>
    </style:style>
    <style:style style:name="T63" style:family="text">
      <style:text-properties officeooo:rsid="00caad38"/>
    </style:style>
    <style:style style:name="T64" style:family="text">
      <style:text-properties officeooo:rsid="00cd27aa"/>
    </style:style>
    <style:style style:name="T65" style:family="text">
      <style:text-properties officeooo:rsid="00cd3552"/>
    </style:style>
    <style:style style:name="T66" style:family="text">
      <style:text-properties officeooo:rsid="00d0deb4"/>
    </style:style>
    <style:style style:name="T67" style:family="text">
      <style:text-properties officeooo:rsid="00d13c30"/>
    </style:style>
    <style:style style:name="T68" style:family="text">
      <style:text-properties officeooo:rsid="00d50358"/>
    </style:style>
    <style:style style:name="T69" style:family="text">
      <style:text-properties officeooo:rsid="00d6ae6c"/>
    </style:style>
    <style:style style:name="T70" style:family="text">
      <style:text-properties officeooo:rsid="00d8ad9d"/>
    </style:style>
    <style:style style:name="T71" style:family="text">
      <style:text-properties officeooo:rsid="00d9dc63"/>
    </style:style>
    <style:style style:name="T72" style:family="text">
      <style:text-properties fo:background-color="#f58220" loext:char-shading-value="0"/>
    </style:style>
    <style:style style:name="T73" style:family="text">
      <style:text-properties officeooo:rsid="005e3925" fo:background-color="#f58220" loext:char-shading-value="0"/>
    </style:style>
    <style:style style:name="T74" style:family="text">
      <style:text-properties officeooo:rsid="009686c3" fo:background-color="#f58220" loext:char-shading-value="0"/>
    </style:style>
    <style:style style:name="T75" style:family="text">
      <style:text-properties officeooo:rsid="008bb05c" fo:background-color="#f58220" loext:char-shading-value="0"/>
    </style:style>
    <style:style style:name="T76" style:family="text">
      <style:text-properties officeooo:rsid="0042c56d" fo:background-color="#f58220" loext:char-shading-value="0"/>
    </style:style>
    <style:style style:name="T77" style:family="text">
      <style:text-properties officeooo:rsid="0012d038" fo:background-color="#f58220" loext:char-shading-value="0"/>
    </style:style>
    <style:style style:name="T78" style:family="text">
      <style:text-properties officeooo:rsid="0014839a" fo:background-color="#f58220" loext:char-shading-value="0"/>
    </style:style>
    <style:style style:name="T79" style:family="text">
      <style:text-properties officeooo:rsid="001a7383" fo:background-color="#f58220" loext:char-shading-value="0"/>
    </style:style>
    <style:style style:name="T80" style:family="text">
      <style:text-properties officeooo:rsid="001b5394" fo:background-color="#f58220" loext:char-shading-value="0"/>
    </style:style>
    <style:style style:name="T81" style:family="text">
      <style:text-properties officeooo:rsid="001c613e" fo:background-color="#f58220" loext:char-shading-value="0"/>
    </style:style>
    <style:style style:name="T82" style:family="text">
      <style:text-properties officeooo:rsid="00df1457"/>
    </style:style>
    <style:style style:name="T83" style:family="text">
      <style:text-properties officeooo:rsid="00e00e05"/>
    </style:style>
    <style:style style:name="T84" style:family="text">
      <style:text-properties officeooo:rsid="00e6d14b"/>
    </style:style>
    <style:style style:name="T85" style:family="text">
      <style:text-properties officeooo:rsid="00e7f48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stall os:</text:h>
      <text:p text:style-name="P111">get latest raspbian <text:span text:style-name="T29">stretch</text:span> from rpi downloads page <text:a xlink:type="simple" xlink:href="https://www.raspberrypi.org/downloads/" text:style-name="Internet_20_link" text:visited-style-name="Visited_20_Internet_20_Link"><text:span text:style-name="T44">https://www.raspberrypi.org/downloads/</text:span></text:a></text:p>
      <text:p text:style-name="P111"/>
      <text:p text:style-name="P102"><text:span text:style-name="T8">write to sd card with </text:span><text:a xlink:type="simple" xlink:href="https://www.raspberrypi.org/documentation/installation/installing-images/README.md" text:style-name="Internet_20_link" text:visited-style-name="Visited_20_Internet_20_Link">Etcher</text:a> is typically the easiest option</text:p>
      <text:p text:style-name="P103"/>
      <text:p text:style-name="P110">WHILE STILL IN CARD READER ON PC</text:p>
      <text:p text:style-name="P103">enable ssh by :</text:p>
      <text:p text:style-name="P103"/>
      <text:p text:style-name="P103">Create a file on the boot partition named “ssh”</text:p>
      <text:p text:style-name="P106">SD card back into your PC and create an empty file with the name ssh or ssh.txt and put it in the root <text:span text:style-name="T47">of the ‘BOOT’ partition</text:span> level of the card. </text:p>
      <text:p text:style-name="P106"/>
      <text:p text:style-name="P112">open in term</text:p>
      <text:p text:style-name="P112"/>
      <text:p text:style-name="code"><text:span text:style-name="T56">cd </text:span>/media/chris/boot</text:p>
      <text:p text:style-name="code">touch ssh.txt</text:p>
      <text:p text:style-name="P112"/>
      <text:p text:style-name="P116">or cre<text:span text:style-name="T61">a</text:span>te in file manager</text:p>
      <text:p text:style-name="P116"/>
      <text:p text:style-name="P105">Now <text:span text:style-name="T39">when you </text:span>put the SD back into the RPi. If successful the ssh will be enabled and the ssh file will be deleted. - <text:span text:style-name="T39">DONT DO IT YET</text:span><text:line-break/></text:p>
      <text:p text:style-name="P115"/>
      <text:p text:style-name="P116"/>
      <text:p text:style-name="P112"/>
      <text:p text:style-name="P103"/>
      <text:p text:style-name="P104">setup wifi as below</text:p>
      <text:p text:style-name="P104"/>
      <text:p text:style-name="P47"/>
      <text:p text:style-name="P8">Open the wpa-supplicant configuration file <text:span text:style-name="T39">via terminal while in card reader</text:span>:</text:p>
      <text:p text:style-name="P142"/>
      <text:p text:style-name="P143">sudo <text:span text:style-name="T45">nano</text:span> <text:span text:style-name="T57">/media/chris/rootfs/</text:span>etc/wpa_supplicant/wpa_supplicant.conf</text:p>
      <text:p text:style-name="P139">or</text:p>
      <text:p text:style-name="P143">sudo <text:span text:style-name="T30">vim</text:span> <text:span text:style-name="T57">/media/chris/rootfs/</text:span>etc/wpa_supplicant/wpa_supplicant.conf</text:p>
      <text:p text:style-name="P7">Go to the bottom of the file and add the following:</text:p>
      <text:p text:style-name="P104"/>
      <text:p text:style-name="code"><text:span text:style-name="Source_20_Text"><text:span text:style-name="T58">ctrl_interface=DIR=/var/run/wpa_supplicant GROUP=netdev</text:span></text:span></text:p>
      <text:p text:style-name="code"><text:span text:style-name="Source_20_Text"><text:span text:style-name="T58">update_config=1</text:span></text:span></text:p>
      <text:p text:style-name="code"><text:span text:style-name="Source_20_Text"><text:span text:style-name="T58">country=UK</text:span></text:span></text:p>
      <text:p text:style-name="P145"/>
      <text:p text:style-name="P145">network={</text:p>
      <text:p text:style-name="P145"><text:s text:c="4"/>ssid="notwork"</text:p>
      <text:p text:style-name="P145"><text:s text:c="4"/>psk="a new router can solve many problems"</text:p>
      <text:p text:style-name="code"><text:span text:style-name="T58"><text:s text:c="4"/></text:span><text:span text:style-name="Source_20_Text"><text:span text:style-name="T58">key_mgmt=WPA-PSK</text:span></text:span></text:p>
      <text:p text:style-name="code"><text:span text:style-name="Source_20_Text"><text:span text:style-name="T58">}</text:span></text:span></text:p>
      <text:p text:style-name="Text_20_body"><text:span text:style-name="Source_20_Text">or just</text:span></text:p>
      <text:p text:style-name="P144"><text:span text:style-name="Source_20_Text"><text:span text:style-name="T59">ctrl_interface=DIR=/var/run/wpa_supplicant GROUP=netdev</text:span></text:span></text:p>
      <text:p text:style-name="P144"><text:span text:style-name="Source_20_Text"><text:span text:style-name="T59">update_config=1</text:span></text:span></text:p>
      <text:p text:style-name="P144"><text:span text:style-name="Source_20_Text"><text:span text:style-name="T59">country=U</text:span></text:span><text:span text:style-name="Source_20_Text"><text:span text:style-name="T60">K</text:span></text:span></text:p>
      <text:p text:style-name="P144"><text:span text:style-name="Source_20_Text"><text:span text:style-name="T59"/></text:span></text:p>
      <text:p text:style-name="P147">network={</text:p>
      <text:p text:style-name="P146"><text:s text:c="4"/>ssid="notwork"</text:p>
      <text:p text:style-name="P146"><text:s text:c="4"/>psk="<text:span text:style-name="T13">a new router can solve many problems</text:span>"</text:p>
      <text:p text:style-name="P135"><text:span text:style-name="Source_20_Text"><text:span text:style-name="T59">}</text:span></text:span></text:p>
      <text:p text:style-name="P104"><text:soft-page-break/></text:p>
      <text:p text:style-name="P114">eject card</text:p>
      <text:p text:style-name="P114"/>
      <text:p text:style-name="P113">insert sd card into rpi and pawere up</text:p>
      <text:p text:style-name="P113"/>
      <text:p text:style-name="P107"><text:span text:style-name="T46">to </text:span>get ip of wlan or eth <text:span text:style-name="T46">interfaces on pi when it connects to lan</text:span></text:p>
      <text:p text:style-name="P107">Nmap</text:p>
      <text:p text:style-name="P107"/>
      <text:p text:style-name="code"><text:span text:style-name="Strong_20_Emphasis">nmap -sP 1</text:span><text:span text:style-name="Strong_20_Emphasis"><text:span text:style-name="T34">92.168.0.0</text:span></text:span><text:span text:style-name="Strong_20_Emphasis">/24</text:span></text:p>
      <text:p text:style-name="P104"/>
      <text:p text:style-name="code">ssh pi@192.168.0.???</text:p>
      <text:p text:style-name="code">sudo apt-get update</text:p>
      <text:p text:style-name="code">sudo apt-get upgrade</text:p>
      <text:p text:style-name="code">sudo raspi-config</text:p>
      <text:p text:style-name="P97"/>
      <text:p text:style-name="P100">then:</text:p>
      <text:p text:style-name="P97">change password – eg zone1xxxxxxxx</text:p>
      <text:p text:style-name="P97">change hostname – eg zone1</text:p>
      <text:p text:style-name="P97"/>
      <text:p text:style-name="P108">expand fs <text:span text:style-name="T30">(if reqd)</text:span></text:p>
      <text:p text:style-name="P108">enable vnc <text:span text:style-name="T29">(if using desktop OS)</text:span></text:p>
      <text:p text:style-name="P118">set timezone to europe london</text:p>
      <text:h text:style-name="P185" text:outline-level="3"><text:span text:style-name="Source_20_Text"><text:span text:style-name="T53">DONT FORGET TO ENABLE SPI IN rasp-config!</text:span></text:span></text:h>
      <text:p text:style-name="P109">update raspi-config</text:p>
      <text:p text:style-name="P108"/>
      <text:p text:style-name="P108"/>
      <text:p text:style-name="P117">NOTE – SETTING STATIC IP (below) NOT REQD IF SET IN ROUTER!!</text:p>
      <text:p text:style-name="P123"/>
      <text:p text:style-name="P155">sudo <text:span text:style-name="T40">nano</text:span> /etc/dhcpcd.conf</text:p>
      <text:p text:style-name="P155">sudo <text:span text:style-name="T31">vim</text:span> /etc/dhcpcd.conf</text:p>
      <text:p text:style-name="P69"/>
      <text:p text:style-name="P125">add:</text:p>
      <text:p text:style-name="P72"/>
      <text:p text:style-name="P152">#hardware dependant predictable if name</text:p>
      <text:p text:style-name="P155">interface <text:span text:style-name="T26">enxb827eb9b60e3</text:span></text:p>
      <text:p text:style-name="P155"/>
      <text:p text:style-name="P152">#non predictable if names</text:p>
      <text:p text:style-name="P152">#<text:span text:style-name="T41">interface </text:span>eth0</text:p>
      <text:p text:style-name="P152"/>
      <text:p text:style-name="P154">#mod ip addresses to those needed</text:p>
      <text:p text:style-name="P155">static ip_address=192.168.0.15<text:span text:style-name="T26">4</text:span>/24</text:p>
      <text:p text:style-name="P155">static routers=192.168.0.1</text:p>
      <text:p text:style-name="P155">static domain_name_servers=19<text:span text:style-name="T26">2</text:span>.168.<text:span text:style-name="T26">0</text:span>.1</text:p>
      <text:p text:style-name="P155"/>
      <text:p text:style-name="P152">#hardware dependant predictable if name</text:p>
      <text:p text:style-name="P155">interface <text:span text:style-name="T28">wlx0022750c2f5a</text:span></text:p>
      <text:p text:style-name="P155"/>
      <text:p text:style-name="P152">#non predictable if names</text:p>
      <text:p text:style-name="P152">#<text:span text:style-name="T41">interface </text:span>wlan0</text:p>
      <text:p text:style-name="P152"/>
      <text:p text:style-name="P155">static ip_address=192.168.0.15<text:span text:style-name="T26">5</text:span>/24</text:p>
      <text:p text:style-name="P155">static routers=192.168.0.1</text:p>
      <text:p text:style-name="P155">static domain_name_servers=19<text:span text:style-name="T26">2</text:span>.168.<text:span text:style-name="T26">0</text:span>.1</text:p>
      <text:p text:style-name="P72"/>
      <text:p text:style-name="P72"/>
      <text:p text:style-name="P72"/>
      <text:p text:style-name="P72"/>
      <text:p text:style-name="P126">interface = This defines which network interface you are setting the configuration for.</text:p>
      <text:p text:style-name="P126"><text:soft-page-break/>static ip_address = This is the IP address that you want to set your device to. (Make sure you leave the /24 at the end)</text:p>
      <text:p text:style-name="P126">static routers = This is the IP address of your gateway (probably the IP address or your router)</text:p>
      <text:p text:style-name="P124">static domain_name_servers = This is the IP address of your DNS (probably the IP address of your router). You can add multiple IP addresses here separated with a single space</text:p>
      <text:h text:style-name="P187" text:outline-level="3">new as from raspbian stretch lite, for zone 3:</text:h>
      <text:p text:style-name="P75">Cannot use this as <text:span text:style-name="T36">is </text:span>if names vary on each hw net if:<text:span text:style-name="T36">must mod for each installation</text:span></text:p>
      <text:p text:style-name="P76">save this file as <text:s/><text:span text:style-name="T37">mydhcpd.conf</text:span></text:p>
      <text:p text:style-name="P76"/>
      <text:p text:style-name="P156">interface <text:span text:style-name="T26">enxb827eb9b60e3</text:span></text:p>
      <text:p text:style-name="P156"/>
      <text:p text:style-name="P156">static ip_address=192.168.0.15<text:span text:style-name="T26">4</text:span>/24</text:p>
      <text:p text:style-name="P156">static routers=192.168.0.1</text:p>
      <text:p text:style-name="P156">static domain_name_servers=19<text:span text:style-name="T26">2</text:span>.168.<text:span text:style-name="T26">0</text:span>.1</text:p>
      <text:p text:style-name="P156"/>
      <text:p text:style-name="P157">interface <text:span text:style-name="T35">wlx24050f5b8cac</text:span></text:p>
      <text:p text:style-name="P156"/>
      <text:p text:style-name="P156">static ip_address=192.168.0.15<text:span text:style-name="T26">5</text:span>/24</text:p>
      <text:p text:style-name="P156">static routers=192.168.0.1</text:p>
      <text:p text:style-name="P156">static domain_name_servers=19<text:span text:style-name="T26">2</text:span>.168.<text:span text:style-name="T26">0</text:span>.1</text:p>
      <text:p text:style-name="P73"/>
      <text:p text:style-name="P73"/>
      <text:p text:style-name="P77">add a mydhcpd.conf entry to main file <text:span text:style-name="T36">dhcpd.conf at end of file add:</text:span></text:p>
      <text:p text:style-name="P77">include "/etc/<text:span text:style-name="T36">my</text:span>dhcp<text:span text:style-name="T38">c</text:span>d.conf";</text:p>
      <text:p text:style-name="P77"/>
      <text:p text:style-name="P77"/>
      <text:p text:style-name="P77"/>
      <text:p text:style-name="P58"><text:a xlink:type="simple" xlink:href="https://www.linuxquestions.org/questions/linux-server-73/set-dhcpd-conf-to-include-other-config-files-935691/" text:style-name="Internet_20_link" text:visited-style-name="Visited_20_Internet_20_Link"><text:span text:style-name="T72">https://www.linuxquestions.org/questions/linux-server-73/set-dhcpd-conf-to-include-other-config-files-935691/</text:span></text:a></text:p>
      <text:p text:style-name="P58"/>
      <text:p text:style-name="P96">insert</text:p>
      <text:p text:style-name="P96">boot</text:p>
      <text:p text:style-name="P96"/>
      <text:p text:style-name="P99">on pi with keyboard moiuse and vdu:</text:p>
      <text:p text:style-name="P99"/>
      <text:p text:style-name="P138"/>
      <text:p text:style-name="P130">You can check the kernel version like this:</text:p>
      <text:p text:style-name="code"><text:span text:style-name="Source_20_Text">uname -a</text:span></text:p>
      <text:p text:style-name="code">sudo reboot</text:p>
      <text:p text:style-name="P98"/>
      <text:h text:style-name="Heading_20_3" text:outline-level="3">get ip and <text:span text:style-name="T9">ssh </text:span>remote in for rest of setup</text:h>
      <text:p text:style-name="Text_20_body"/>
      <text:p text:style-name="P133">ssh <text:a xlink:type="simple" xlink:href="mailto:Pi@192.168.9.xxx" text:style-name="Internet_20_link" text:visited-style-name="Visited_20_Internet_20_Link">Pi@192.168.9.xxx</text:a></text:p>
      <text:p text:style-name="code"/>
      <text:p text:style-name="code"/>
      <text:p text:style-name="code">sudo apt-get update</text:p>
      <text:p text:style-name="code">sudo apt-get upgrade</text:p>
      <text:p text:style-name="P101"/>
      <text:h text:style-name="P186" text:outline-level="3">install Vim</text:h>
      <text:p text:style-name="P151">sudo apt-get install vim</text:p>
      <text:h text:style-name="P179" text:outline-level="2"><text:soft-page-break/>setup rpi static ip on wifi and lan</text:h>
      <text:p text:style-name="P70"/>
      <text:p text:style-name="P19">Adding the network details to the Raspberry Pi</text:p>
      <text:p text:style-name="P19">from: https://www.raspberrypi.org/documentation/configuration/wireless/wireless-cli.md</text:p>
      <text:p text:style-name="P70"/>
      <text:h text:style-name="P186" text:outline-level="3">setup wifi</text:h>
      <text:p text:style-name="P78"/>
      <text:p text:style-name="P19">Open the wpa-supplicant configuration file:</text:p>
      <text:p text:style-name="P151">sudo <text:span text:style-name="T30">vim</text:span> /etc/wpa_supplicant/wpa_supplicant.conf</text:p>
      <text:p text:style-name="P19">Go to the bottom of the file and add the following:</text:p>
      <text:p text:style-name="P70"/>
      <text:p text:style-name="P151">network={</text:p>
      <text:p text:style-name="P151"><text:s text:c="4"/>ssid="notwork"</text:p>
      <text:p text:style-name="P151"><text:s text:c="4"/>psk="<text:span text:style-name="T13">a new router can solve many problems</text:span>"</text:p>
      <text:p text:style-name="P151">}</text:p>
      <text:p text:style-name="P70"/>
      <text:p text:style-name="P79">or for headless setup use this after burning sd card with headless pi</text:p>
      <text:p text:style-name="P151"/>
      <text:p text:style-name="code"><text:a xlink:type="simple" xlink:href="https://www.raspberrypi.org/forums/viewtopic.php?f=63&amp;t=191252#p1206066" text:style-name="Internet_20_link" text:visited-style-name="Visited_20_Internet_20_Link"><text:span text:style-name="T72">Re: Raspbian Stretch Headless Setup Procedure</text:span></text:a></text:p>
      <text:list xml:id="list2912903186" text:style-name="L1">
        <text:list-item>
          <text:p text:style-name="P190"><text:a xlink:type="simple" xlink:href="https://www.raspberrypi.org/forums/app.php/post/1206066/report" text:style-name="Internet_20_link" text:visited-style-name="Visited_20_Internet_20_Link"><text:span text:style-name="T72">Report this post</text:span></text:a><text:span text:style-name="T72"> </text:span></text:p>
        </text:list-item>
        <text:list-item>
          <text:p text:style-name="P190"><text:a xlink:type="simple" xlink:href="https://www.raspberrypi.org/forums/posting.php?mode=quote&amp;f=63&amp;p=1206066" text:style-name="Internet_20_link" text:visited-style-name="Visited_20_Internet_20_Link"><text:span text:style-name="T72">Quote</text:span></text:a><text:span text:style-name="T72"> </text:span></text:p>
        </text:list-item>
      </text:list>
      <text:p text:style-name="code"><text:a xlink:type="simple" xlink:href="https://www.raspberrypi.org/forums/viewtopic.php?p=1206066#p1206066" text:style-name="Internet_20_link" text:visited-style-name="Visited_20_Internet_20_Link"><text:span text:style-name="T72">Sun Sep 03, 2017 4:50 am</text:span></text:a><text:span text:style-name="T72"> </text:span></text:p>
      <text:p text:style-name="P151">I was testing something out for a reply in another thread and burned a fresh Raspbian Stretch SD card for that. I also made an "ssh" file and added my wpa_supplicant.conf. The system booted, connected to my router, and I was able to SSH into it with no trouble whatsoever.<text:line-break/><text:line-break/>I had also tested Stretch-Lite a day or two ago on my Pi-Zero without any problems either.<text:line-break/><text:line-break/>Actually, there was one problem, but it doesn't seem to be related to the OP. However, the minimal wpa_supplicant.conf file that was often recommended with Jessie:</text:p>
      <text:p text:style-name="code"><text:span text:style-name="T72">Code: </text:span><text:a xlink:type="simple" xlink:href="https://www.raspberrypi.org/forums/viewtopic.php?f=63&amp;t=191252#" text:style-name="Internet_20_link" text:visited-style-name="Visited_20_Internet_20_Link"><text:span text:style-name="T72">Select all</text:span></text:a></text:p>
      <text:p text:style-name="code"><text:span text:style-name="Source_20_Text"><text:span text:style-name="T72">network={</text:span></text:span></text:p>
      <text:p text:style-name="code"><text:span text:style-name="Source_20_Text"><text:span text:style-name="T72"><text:s text:c="8"/>ssid="Your network SSID"</text:span></text:span></text:p>
      <text:p text:style-name="code"><text:span text:style-name="Source_20_Text"><text:span text:style-name="T72"><text:s text:c="8"/>psk="Your WPA/WPA2 security key"</text:span></text:span></text:p>
      <text:p text:style-name="code"><text:span text:style-name="Source_20_Text"><text:span text:style-name="T72">}</text:span></text:span></text:p>
      <text:p text:style-name="P151">will no longer work with Stretch. So use the full wpa_supplicant.conf file with Raspbian Stretch.</text:p>
      <text:p text:style-name="code"><text:span text:style-name="T72">Code: </text:span><text:a xlink:type="simple" xlink:href="https://www.raspberrypi.org/forums/viewtopic.php?f=63&amp;t=191252#" text:style-name="Internet_20_link" text:visited-style-name="Visited_20_Internet_20_Link"><text:span text:style-name="T72">Select all</text:span></text:a></text:p>
      <text:p text:style-name="code"><text:span text:style-name="Source_20_Text"><text:span text:style-name="T72">ctrl_interface=DIR=/var/run/wpa_supplicant GROUP=netdev</text:span></text:span></text:p>
      <text:p text:style-name="code"><text:span text:style-name="Source_20_Text"><text:span text:style-name="T72">update_config=1</text:span></text:span></text:p>
      <text:p text:style-name="code"><text:span text:style-name="Source_20_Text"><text:span text:style-name="T72">country=US</text:span></text:span></text:p>
      <text:p text:style-name="P151"/>
      <text:p text:style-name="code"><text:span text:style-name="Source_20_Text"><text:span text:style-name="T72">network={</text:span></text:span></text:p>
      <text:p text:style-name="code"><text:span text:style-name="Source_20_Text"><text:span text:style-name="T72"><text:s text:c="8"/>ssid="Your network SSID"</text:span></text:span></text:p>
      <text:p text:style-name="code"><text:span text:style-name="Source_20_Text"><text:span text:style-name="T72"><text:s text:c="8"/>psk="Your WPA/WPA2 security key"</text:span></text:span></text:p>
      <text:p text:style-name="code"><text:span text:style-name="Source_20_Text"><text:span text:style-name="T72"><text:s text:c="8"/>key_mgmt=WPA-PSK</text:span></text:span></text:p>
      <text:p text:style-name="code"><text:span text:style-name="Source_20_Text"><text:span text:style-name="T72">}</text:span></text:span></text:p>
      <text:p text:style-name="P151">Technically, all you need is that first line and the minimal file info, but who know when that will change again.</text:p>
      <text:p text:style-name="code"><text:span text:style-name="T72">Code: </text:span><text:a xlink:type="simple" xlink:href="https://www.raspberrypi.org/forums/viewtopic.php?f=63&amp;t=191252#" text:style-name="Internet_20_link" text:visited-style-name="Visited_20_Internet_20_Link"><text:span text:style-name="T72">Select all</text:span></text:a></text:p>
      <text:p text:style-name="code"><text:span text:style-name="Source_20_Text"><text:span text:style-name="T72">ctrl_interface=DIR=/var/run/wpa_supplicant GROUP=netdev</text:span></text:span></text:p>
      <text:p text:style-name="P151"/>
      <text:p text:style-name="code"><text:span text:style-name="Source_20_Text"><text:span text:style-name="T72">network={</text:span></text:span></text:p>
      <text:p text:style-name="code"><text:span text:style-name="Source_20_Text"><text:span text:style-name="T72"><text:s text:c="8"/>ssid="Your network SSID"</text:span></text:span></text:p>
      <text:p text:style-name="code"><text:span text:style-name="Source_20_Text"><text:span text:style-name="T72"><text:s text:c="8"/>psk="Your WPA/WPA2 security key"</text:span></text:span></text:p>
      <text:p text:style-name="code"><text:span text:style-name="Source_20_Text"><text:span text:style-name="T72">}</text:span></text:span></text:p>
      <text:p text:style-name="P79"/>
      <text:p text:style-name="P79"><text:soft-page-break/></text:p>
      <text:p text:style-name="P122">Now save the file </text:p>
      <text:p text:style-name="P122"/>
      <text:p text:style-name="P19">At this point, wpa-supplicant will normally notice a change has occurred within a few seconds, and it will try and connect to the network. If it does not, either manually restart the interface with sudo ifdown wlan0 and sudo ifup wlan0, or reboot your Raspberry Pi with sudo reboot.</text:p>
      <text:p text:style-name="P19">You can verify if it has successfully connected using ifconfig wlan0. If the inet addr field has an address beside it, the Pi has connected to the network. If not, check your password and ESSID are correct. </text:p>
      <text:p text:style-name="P70"/>
      <text:p text:style-name="P70"/>
      <text:h text:style-name="P186" text:outline-level="3">Static address <text:span text:style-name="T24">for lan and wifi</text:span></text:h>
      <text:p text:style-name="P122">How to give your Raspberry Pi a Static IP Address - lan or wifi</text:p>
      <text:p text:style-name="P122">from : https://www.modmypi.com/blog/how-to-give-your-raspberry-pi-a-static-ip-address-update</text:p>
      <text:p text:style-name="P70"/>
      <text:p text:style-name="P70"/>
      <text:p text:style-name="P70"/>
      <text:p text:style-name="P151">sudo <text:span text:style-name="T31">vim</text:span> /etc/dhcpcd.conf</text:p>
      <text:p text:style-name="P70"/>
      <text:p text:style-name="P122">add:</text:p>
      <text:p text:style-name="P80"/>
      <text:h text:style-name="P186" text:outline-level="3">new as from raspbian stretch lite, for zone 3:</text:h>
      <text:p text:style-name="P74"/>
      <text:p text:style-name="P153">#hardware dependant predictable if name</text:p>
      <text:p text:style-name="P158">interface <text:span text:style-name="T26">enxb827eb9b60e3</text:span></text:p>
      <text:p text:style-name="P151"/>
      <text:p text:style-name="P153">#non predictable if names</text:p>
      <text:p text:style-name="P153">#eth0</text:p>
      <text:p text:style-name="P153"/>
      <text:p text:style-name="P151">static ip_address=192.168.0.15<text:span text:style-name="T26">4</text:span>/24</text:p>
      <text:p text:style-name="P151">static routers=192.168.0.1</text:p>
      <text:p text:style-name="P151">static domain_name_servers=19<text:span text:style-name="T26">2</text:span>.168.<text:span text:style-name="T26">0</text:span>.1</text:p>
      <text:p text:style-name="P151"/>
      <text:p text:style-name="P153">#hardware dependant predictable if name</text:p>
      <text:p text:style-name="P151">interface <text:span text:style-name="T28">wlx0022750c2f5a</text:span></text:p>
      <text:p text:style-name="P151"/>
      <text:p text:style-name="P153">#non predictable if names</text:p>
      <text:p text:style-name="P153">#wlan0</text:p>
      <text:p text:style-name="P153"/>
      <text:p text:style-name="P151">static ip_address=192.168.0.15<text:span text:style-name="T26">5</text:span>/24</text:p>
      <text:p text:style-name="P151">static routers=192.168.0.1</text:p>
      <text:p text:style-name="P151">static domain_name_servers=19<text:span text:style-name="T26">2</text:span>.168.<text:span text:style-name="T26">0</text:span>.1</text:p>
      <text:p text:style-name="P74"/>
      <text:p text:style-name="P74"/>
      <text:p text:style-name="P74"/>
      <text:p text:style-name="P74"/>
      <text:p text:style-name="P122">interface = This defines which network interface you are setting the configuration for.</text:p>
      <text:p text:style-name="P122">static ip_address = This is the IP address that you want to set your device to. (Make sure you leave the /24 at the end)</text:p>
      <text:p text:style-name="P122">static routers = This is the IP address of your gateway (probably the IP address or your router)</text:p>
      <text:p text:style-name="P122">static domain_name_servers = This is the IP address of your DNS (probably the IP address of your router). You can add multiple IP addresses here separated with a single space</text:p>
      <text:p text:style-name="P122"/>
      <text:p text:style-name="P122">save and reboot</text:p>
      <text:p text:style-name="P25"/>
      <text:p text:style-name="P25"><text:soft-page-break/></text:p>
      <text:p text:style-name="P25">poss mysql root u/p</text:p>
      <text:p text:style-name="P25">u: root</text:p>
      <text:p text:style-name="P25">p: root</text:p>
      <text:p text:style-name="P25"/>
      <text:h text:style-name="P181" text:outline-level="2"/>
      <text:p text:style-name="P34"/>
      <text:p text:style-name="P35"/>
      <text:p text:style-name="P35"/>
      <text:h text:style-name="P182" text:outline-level="2"/>
      <text:p text:style-name="P32"/>
      <text:p text:style-name="P32"/>
      <text:h text:style-name="Heading_20_2" text:outline-level="2">install depe<text:span text:style-name="T12">n</text:span>dencies</text:h>
      <text:p text:style-name="Text_20_body"/>
      <text:p text:style-name="P167">NOTE run under python 3</text:p>
      <text:p text:style-name="P18"/>
      <text:p text:style-name="P18"/>
      <text:p text:style-name="P15"><text:span text:style-name="Source_20_Text">pip</text:span> is installed by default in Raspbian Jessie (but not Raspbian Wheezy or Jessie Lite). You can install it with <text:span text:style-name="Source_20_Text">apt</text:span>:</text:p>
      <text:p text:style-name="P131"/>
      <text:p text:style-name="P50">if lite headless os:-&gt;</text:p>
      <text:p text:style-name="P50"><text:span text:style-name="Source_20_Text">sudo apt-get install python3-pip</text:span></text:p>
      <text:p text:style-name="P50"/>
      <text:p text:style-name="P21">To get the Python 2 version:</text:p>
      <text:p text:style-name="P148"><text:span text:style-name="Source_20_Text"><text:span text:style-name="T72">sudo apt-get install python-pip</text:span></text:span></text:p>
      <text:p text:style-name="P16"><text:span text:style-name="Source_20_Text"><text:span text:style-name="T72">pip3</text:span></text:span><text:span text:style-name="T72"> installs modules for Python 3, and </text:span><text:span text:style-name="Source_20_Text"><text:span text:style-name="T72">pip</text:span></text:span><text:span text:style-name="T72"> installs modules for Python 2.</text:span></text:p>
      <text:p text:style-name="P13"><text:span text:style-name="T62">install </text:span>Mqtt support</text:p>
      <text:p text:style-name="P63"><text:span text:style-name="Source_20_Text">sudo pip</text:span><text:span text:style-name="Source_20_Text"><text:span text:style-name="T62">3</text:span></text:span><text:span text:style-name="Source_20_Text"> install paho-mqtt</text:span></text:p>
      <text:p text:style-name="P63"><text:span text:style-name="Source_20_Text"/></text:p>
      <text:p text:style-name="P63"><text:span text:style-name="Source_20_Text"/></text:p>
      <text:p text:style-name="Text_20_body"><text:span text:style-name="Source_20_Text">install git</text:span></text:p>
      <text:p text:style-name="Preformatted_20_Text"><text:span text:style-name="Source_20_Text">sudo apt-get install git</text:span></text:p>
      <text:p text:style-name="P13"/>
      <text:h text:style-name="Heading_20_3" text:outline-level="3">How to install rf24 <text:span text:style-name="T52">libs and python support</text:span></text:h>
      <text:p text:style-name="P9">from : <text:a xlink:type="simple" xlink:href="https://tmrh20.github.io/RF24/Linux.html" text:style-name="Internet_20_link" text:visited-style-name="Visited_20_Internet_20_Link">https://tmrh20.github.io/RF24/Linux.html</text:a></text:p>
      <text:p text:style-name="P141">auto install:</text:p>
      <text:p text:style-name="P12">Install prerequisites if there are any (MRAA, LittleWire libraries, setup SPI device etc) </text:p>
      <text:list xml:id="list1714263586" text:style-name="L2">
        <text:list-item>
          <text:p text:style-name="P170">Download the install.sh file from <text:a xlink:type="simple" xlink:href="http://tmrh20.github.io/RF24Installer/RPi/install.sh" text:style-name="Internet_20_link" text:visited-style-name="Visited_20_Internet_20_Link">http://tmrh20.github.io/RF24Installer/RPi/install.sh</text:a> </text:p>
        </text:list-item>
      </text:list>
      <text:p text:style-name="P163">wget http://tmrh20.github.io/RF24Installer/RPi/install.sh </text:p>
      <text:list xml:id="list2331393062" text:style-name="L3">
        <text:list-item>
          <text:p text:style-name="P171"><text:soft-page-break/>Make it executable </text:p>
        </text:list-item>
      </text:list>
      <text:p text:style-name="P163">chmod +x install.sh </text:p>
      <text:list xml:id="list3381947944" text:style-name="L4">
        <text:list-item>
          <text:p text:style-name="P172">Run it and choose your options </text:p>
        </text:list-item>
      </text:list>
      <text:p text:style-name="P163">./install.sh </text:p>
      <text:p text:style-name="P165">takes a while</text:p>
      <text:p text:style-name="P164">the above works 29-12-2019</text:p>
      <text:p text:style-name="P164"/>
      <text:p text:style-name="P166">dont use stuff below</text:p>
      <text:p text:style-name="P159"/>
      <text:p text:style-name="P159"/>
      <text:p text:style-name="P161">manula install:</text:p>
      <text:p text:style-name="P159"/>
      <text:p text:style-name="P159">mkdir ~/rf24libs </text:p>
      <text:p text:style-name="P151">cd ~/rf24libs</text:p>
      <text:p text:style-name="P151">git clone https://github.com/tmrh20/RF24.git RF24 </text:p>
      <text:p text:style-name="P151">cd RF24</text:p>
      <text:p text:style-name="P151">./configure </text:p>
      <text:p text:style-name="P22"/>
      <text:p text:style-name="P22"/>
      <text:h text:style-name="P191" text:outline-level="4">then </text:h>
      <text:h text:style-name="P192" text:outline-level="4"><text:span text:style-name="T64">install </text:span>python wrapper <text:span text:style-name="T54">for rf24 libs</text:span></text:h>
      <text:p text:style-name="P11"><text:a xlink:type="simple" xlink:href="https://tmrh20.github.io/RF24/Python.html" text:style-name="Internet_20_link" text:visited-style-name="Visited_20_Internet_20_Link"><text:span text:style-name="T55">https://tmrh20.github.io/RF24/Python.html</text:span></text:a></text:p>
      <text:p text:style-name="code">sudo apt-get install python<text:span text:style-name="T69">3</text:span>-dev libboost-python-dev </text:p>
      <text:p text:style-name="code">sudo apt-get install python<text:span text:style-name="T70">3</text:span>-setuptools </text:p>
      <text:p text:style-name="code"/>
      <text:p text:style-name="code">cd <text:span text:style-name="T54">py</text:span>RF24</text:p>
      <text:p text:style-name="P150"><text:span text:style-name="T63">#make the file executable - </text:span><text:span text:style-name="Source_20_Text">chmod +x </text:span><text:span text:style-name="Source_20_Text"><text:span text:style-name="T63">setup</text:span></text:span><text:span text:style-name="Source_20_Text">.</text:span><text:span text:style-name="Source_20_Text"><text:span text:style-name="T63">py</text:span></text:span></text:p>
      <text:p text:style-name="P149"/>
      <text:p text:style-name="code"><text:span text:style-name="T70">python3 </text:span>./setup.py build </text:p>
      <text:p text:style-name="code">sudo <text:span text:style-name="T70">python3 </text:span>./setup.py install </text:p>
      <text:p text:style-name="code"/>
      <text:p text:style-name="P10"/>
      <text:h text:style-name="P188" text:outline-level="3"><text:span text:style-name="Source_20_Text"/></text:h>
      <text:h text:style-name="Heading_20_3" text:outline-level="3"><text:span text:style-name="Source_20_Text">How to install ssmtp</text:span></text:h>
      <text:p text:style-name="P6">Before we do anything else we should bring the Ubuntu Repository up to date. So, from a Putty Session or, if you've got a screen and keyboard attached to your server, then you can use the command line itself to type the following:</text:p>
      <text:p text:style-name="code">sudo apt-get update</text:p>
      <text:p text:style-name="P6">Next we can install the ssmtp package:</text:p>
      <text:p text:style-name="code">sudo apt-get install ssmtp</text:p>
      <text:p text:style-name="P26"/>
      <text:h text:style-name="Heading_20_1" text:outline-level="1">install maria db</text:h>
      <text:p text:style-name="code">sudo apt-get install mariadb-server</text:p>
      <text:p text:style-name="P48"><text:s/></text:p>
      <text:p text:style-name="P48"/>
      <text:p text:style-name="P48"><text:soft-page-break/></text:p>
      <text:p text:style-name="P14"/>
      <text:p text:style-name="P49"/>
      <text:p text:style-name="P25"/>
      <text:p text:style-name="Standard">install pymysql.cursors</text:p>
      <text:p text:style-name="code"><text:span text:style-name="T10">sudo </text:span>pip<text:span text:style-name="T68">3</text:span> install PyMySQL</text:p>
      <text:p text:style-name="Standard">https://github.com/PyMySQL/PyMySQL</text:p>
      <text:p text:style-name="P25"/>
      <text:p text:style-name="Standard">install phpmyadmin</text:p>
      <text:p text:style-name="P136">sudo apt-get install phpmyadmin</text:p>
      <text:p text:style-name="P36"/>
      <text:p text:style-name="P51">Please provide a password for phpmyadmin to register with the database <text:s text:c="2"/>│ </text:p>
      <text:p text:style-name="P51"><text:s text:c="2"/>│ server. If left blank, a random password will be generated. <text:s text:c="13"/>│ </text:p>
      <text:p text:style-name="P51"><text:s text:c="2"/>│ <text:s text:c="73"/>│ </text:p>
      <text:p text:style-name="P51"><text:s text:c="2"/>│ MySQL application password for phpmyadmin: zone3chutn3y</text:p>
      <text:p text:style-name="P51"/>
      <text:p text:style-name="P51"/>
      <text:p text:style-name="P36"/>
      <text:p text:style-name="Standard">install yaml</text:p>
      <text:p text:style-name="code"><text:span text:style-name="T10">sudo </text:span>pip<text:span text:style-name="T65">3</text:span> install Py<text:span text:style-name="T11">Yaml</text:span></text:p>
      <text:p text:style-name="P28"/>
      <text:p text:style-name="P37"/>
      <text:p text:style-name="Standard">install psutil</text:p>
      <text:p text:style-name="code"><text:span text:style-name="T48">#</text:span>sudo apt-get install gcc python-dev python-pip</text:p>
      <text:p text:style-name="code"><text:span text:style-name="T15">sudo </text:span>pip<text:span text:style-name="T65">3</text:span> install psutil</text:p>
      <text:p text:style-name="P28"/>
      <text:h text:style-name="P183" text:outline-level="2">clone controller repo:</text:h>
      <text:p text:style-name="P17"/>
      <text:p text:style-name="P5">In pi user home dir</text:p>
      <text:p text:style-name="code">git clone https://github.com/chrispab/controller.git</text:p>
      <text:p text:style-name="code">cd controller</text:p>
      <text:p text:style-name="code">git status</text:p>
      <text:p text:style-name="code"/>
      <text:p text:style-name="Text_20_body">get branch if reqd:</text:p>
      <text:p text:style-name="code">git checkout <text:span text:style-name="T66">master</text:span></text:p>
      <text:p text:style-name="code">git pull</text:p>
      <text:p text:style-name="code">git status</text:p>
      <text:p text:style-name="P45"/>
      <text:h text:style-name="Heading_20_4" text:outline-level="4">install Adafruit_DHT</text:h>
      <text:p text:style-name="Standard">in controller dir</text:p>
      <text:p text:style-name="code"><text:span text:style-name="Source_20_Text"><text:span text:style-name="T49">#</text:span></text:span><text:span text:style-name="Source_20_Text">sudo apt-get update</text:span></text:p>
      <text:p text:style-name="code"><text:span text:style-name="Source_20_Text"><text:span text:style-name="T49">#</text:span></text:span><text:span text:style-name="Source_20_Text">sudo apt-get install build-essential python-dev</text:span></text:p>
      <text:p text:style-name="P39"/>
      <text:p text:style-name="code"><text:span text:style-name="T23">sudo </text:span>git clone <text:a xlink:type="simple" xlink:href="https://github.com/adafruit/Adafruit_Python_DHT.git" text:style-name="Internet_20_link" text:visited-style-name="Visited_20_Internet_20_Link">https://github.com/adafruit/Adafruit_Python_DHT.git</text:a></text:p>
      <text:p text:style-name="P134">cd Adafruit_Python_DHT</text:p>
      <text:p text:style-name="P134"><text:span text:style-name="Source_20_Text"><text:span text:style-name="T32">sudo python3 setup.py install</text:span></text:span></text:p>
      <text:p text:style-name="P25"/>
      <text:p text:style-name="P41"/>
      <text:p text:style-name="P40"/>
      <text:h text:style-name="Heading_20_4" text:outline-level="4">install webmin</text:h>
      <text:p text:style-name="P40"><text:a xlink:type="simple" xlink:href="http://webmin.com/download.html" text:style-name="Internet_20_link" text:visited-style-name="Visited_20_Internet_20_Link">http://webmin.com/download.html</text:a></text:p>
      <text:p text:style-name="P40"/>
      <text:p text:style-name="P40"/>
      <text:p text:style-name="code"><text:soft-page-break/><text:span text:style-name="Source_20_Text"><text:span text:style-name="T17">sud</text:span></text:span><text:span text:style-name="Source_20_Text"><text:span text:style-name="T18">o </text:span></text:span><text:span text:style-name="Source_20_Text"><text:span text:style-name="T19">apt-get install perl libnet-ssleay-perl openssl libauthen-pam-perl libpam-runtime libio-pty-perl apt-show-versions python</text:span></text:span></text:p>
      <text:p text:style-name="P42"><text:span text:style-name="Source_20_Text"><text:span text:style-name="T19"/></text:span></text:p>
      <text:p text:style-name="P140"><text:span text:style-name="Source_20_Text">wget </text:span><text:span text:style-name="Source_20_Text"><text:span text:style-name="T49">http://prdownloads.sourceforge.net/webadmin/webmin_1.940_all.deb</text:span></text:span></text:p>
      <text:p text:style-name="code"><text:span text:style-name="Source_20_Text"/></text:p>
      <text:p text:style-name="code"><text:span text:style-name="Source_20_Text"/></text:p>
      <text:p text:style-name="code"><text:span text:style-name="Source_20_Text">sudo dpkg --install webmin_1.</text:span><text:span text:style-name="Source_20_Text"><text:span text:style-name="T66">94</text:span></text:span><text:span text:style-name="Source_20_Text">0_all.deb</text:span></text:p>
      <text:p text:style-name="code"><text:span text:style-name="Source_20_Text"/></text:p>
      <text:p text:style-name="P40"><text:span text:style-name="Source_20_Text"/></text:p>
      <text:p text:style-name="P41"><text:span text:style-name="Source_20_Text"><text:span text:style-name="T16">If Debian complains about missing dependencies, you can install them with the command :</text:span></text:span></text:p>
      <text:p text:style-name="code"><text:span text:style-name="Source_20_Text">sudo apt-get -f install</text:span></text:p>
      <text:p text:style-name="P37"><text:span text:style-name="Source_20_Text"><text:span text:style-name="T20"/></text:span></text:p>
      <text:p text:style-name="P37"><text:span text:style-name="Source_20_Text"><text:span text:style-name="T21"/></text:span></text:p>
      <text:p text:style-name="code"><text:span text:style-name="Source_20_Text"><text:span text:style-name="T49">#</text:span></text:span><text:span text:style-name="Source_20_Text">sudo reboot</text:span></text:p>
      <text:p text:style-name="P64"><text:span text:style-name="Source_20_Text"/></text:p>
      <text:p text:style-name="P65"><text:span text:style-name="Source_20_Text"><text:span text:style-name="T3">geany not needed!!</text:span></text:span></text:p>
      <text:p text:style-name="P52"><text:span text:style-name="Source_20_Text"><text:span text:style-name="T73">install geany</text:span></text:span></text:p>
      <text:p text:style-name="code"><text:span text:style-name="Source_20_Text"><text:span text:style-name="T72">sudo apt-get install geany</text:span></text:span></text:p>
      <text:p text:style-name="P160"><text:span text:style-name="T33">sudo </text:span>apt-get install gtk2-engines-pixbuf</text:p>
      <text:p text:style-name="P56"><text:span text:style-name="Source_20_Text"><text:span text:style-name="T72"/></text:span></text:p>
      <text:p text:style-name="P43"><text:span text:style-name="Source_20_Text"><text:span text:style-name="T74">to launch:</text:span></text:span></text:p>
      <text:p text:style-name="P43"><text:span text:style-name="Source_20_Text"><text:span text:style-name="T74">on systems with a dektop environment:</text:span></text:span></text:p>
      <text:p text:style-name="P151"><text:span text:style-name="T50">#</text:span>gksudo geany</text:p>
      <text:p text:style-name="P81"/>
      <text:p text:style-name="P151">or</text:p>
      <text:p text:style-name="P151">geany &amp;</text:p>
      <text:p text:style-name="P151">or</text:p>
      <text:p text:style-name="P151">sudo geany</text:p>
      <text:p text:style-name="P82"/>
      <text:p text:style-name="P162"/>
      <text:p text:style-name="P55"/>
      <text:p text:style-name="P38">create secureFile.py <text:span text:style-name="T67">from securefile_example.py and populate</text:span></text:p>
      <text:p text:style-name="P38"/>
      <text:h text:style-name="Heading_20_3" text:outline-level="3">zone gmail app passords</text:h>
      <text:p text:style-name="P57"/>
      <text:p text:style-name="P57">zone1 : okcwzotlfeggydeq</text:p>
      <text:p text:style-name="P57"/>
      <text:p text:style-name="P57">zone2 : amoybidzuzznizjx</text:p>
      <text:p text:style-name="P57"/>
      <text:p text:style-name="P57">zone3 : qumioafwqjcqyteh</text:p>
      <text:p text:style-name="P57"/>
      <text:p text:style-name="P59"/>
      <text:p text:style-name="P60">create location.py file</text:p>
      <text:p text:style-name="P60"/>
      <text:p text:style-name="P168">using phpmyadmin – <text:span text:style-name="T82">not reqd <text:s/>if db not used</text:span></text:p>
      <text:p text:style-name="P83">create local db and user <text:span text:style-name="T22">and perms – defined in config_zone&lt;n&gt;.yaml</text:span></text:p>
      <text:p text:style-name="P84">import structure sql</text:p>
      <text:p text:style-name="P85"/>
      <text:p text:style-name="P85"/>
      <text:p text:style-name="P85"/>
      <text:p text:style-name="P85">if cannot login with phpmyadmin:</text:p>
      <text:p text:style-name="P53"><text:a xlink:type="simple" xlink:href="https://superuser.com/questions/949496/cant-reset-mysql-mariadb-root-password" text:style-name="Internet_20_link" text:visited-style-name="Visited_20_Internet_20_Link"><text:span text:style-name="T72">https://superuser.com/questions/949496/cant-reset-mysql-mariadb-root-password</text:span></text:a></text:p>
      <text:p text:style-name="code"><text:span text:style-name="Source_20_Text"><text:span text:style-name="T75">sudo </text:span></text:span><text:span text:style-name="Source_20_Text"><text:span text:style-name="T72">mysqld_safe --skip-grant-tables</text:span></text:span></text:p>
      <text:p text:style-name="P151"/>
      <text:p text:style-name="code"><text:soft-page-break/><text:span text:style-name="Source_20_Text"><text:span text:style-name="T72">sudo mysql -u root</text:span></text:span></text:p>
      <text:p text:style-name="P151"/>
      <text:p text:style-name="P137"><text:span text:style-name="Source_20_Text"><text:span text:style-name="T72">[mysql]</text:span></text:span></text:p>
      <text:p text:style-name="P137"><text:span text:style-name="Source_20_Text"><text:span text:style-name="T72">use mysql;</text:span></text:span></text:p>
      <text:p text:style-name="code"><text:span text:style-name="Source_20_Text"><text:span text:style-name="T72">update user set plugin='' where User='root';</text:span></text:span></text:p>
      <text:p text:style-name="code"><text:span text:style-name="Source_20_Text"><text:span text:style-name="T72">UPDATE user SET password=PASSWORD("</text:span></text:span><text:span text:style-name="Source_20_Text"><text:span text:style-name="T75">zone&lt;n&gt;chutn3y</text:span></text:span><text:span text:style-name="Source_20_Text"><text:span text:style-name="T72">") WHERE user="root";</text:span></text:span></text:p>
      <text:p text:style-name="code"><text:span text:style-name="Source_20_Text"><text:span text:style-name="T72">flush privileges;</text:span></text:span></text:p>
      <text:p text:style-name="P137"><text:span text:style-name="Source_20_Text"><text:span text:style-name="T75">exit</text:span></text:span></text:p>
      <text:p text:style-name="P85"/>
      <text:p text:style-name="P85"/>
      <text:p text:style-name="P86"/>
      <text:h text:style-name="P189" text:outline-level="3">create local db and user <text:span text:style-name="T22">and perms – defined in config_zone&lt;n&gt;.yaml</text:span></text:h>
      <text:h text:style-name="P189" text:outline-level="3">import structure sql</text:h>
      <text:p text:style-name="P91">Import<text:span text:style-name="T84">and insert data</text:span>:</text:p>
      <text:p text:style-name="P91">pi@zone3:~/controller/dbtools $ python3 createzon<text:span text:style-name="T85">e</text:span>1db.py</text:p>
      <text:p text:style-name="P93"/>
      <text:p text:style-name="P175">copy db produced to controller top level folder</text:p>
      <text:p text:style-name="P93"/>
      <text:p text:style-name="P91"/>
      <text:p text:style-name="P94"><text:span text:style-name="T51">#</text:span>add <text:span text:style-name="T27">dummy numeric </text:span>ent<text:span text:style-name="T27">r</text:span>ies to config table</text:p>
      <text:p text:style-name="P91">add user</text:p>
      <text:p text:style-name="P91">zone<text:span text:style-name="T43">&lt;n&gt;</text:span></text:p>
      <text:p text:style-name="P91">password</text:p>
      <text:p text:style-name="P91">zone<text:span text:style-name="T43">&lt;n&gt;</text:span></text:p>
      <text:p text:style-name="P87"/>
      <text:p text:style-name="P41"/>
      <text:p text:style-name="P46">from geany run code and debug any issues – <text:span text:style-name="T42">or from terminal</text:span></text:p>
      <text:p text:style-name="P46"/>
      <text:p text:style-name="P54"><text:a xlink:type="simple" xlink:href="https://askubuntu.com/questions/106959/issues-with-quickly-tk-warning-unable-to-locate-theme-engine-in-module-path" text:style-name="Internet_20_link" text:visited-style-name="Visited_20_Internet_20_Link">https://askubuntu.com/questions/106959/issues-with-quickly-tk-warning-unable-to-locate-theme-engine-in-module-path</text:a></text:p>
      <text:p text:style-name="P54"/>
      <text:p text:style-name="P54"/>
      <text:p text:style-name="P66">install asyncio lib</text:p>
      <text:p text:style-name="P119"><text:bookmark text:name="pip-command"/>pip3 install asyncio</text:p>
      <text:p text:style-name="P120">pi@zone1:~/controller $ sudo python3 control.py</text:p>
      <text:p text:style-name="P121"/>
      <text:p text:style-name="P66"><text:span text:style-name="T71">#</text:span>pi@zone1:~/controller $ pip3 install aiohttp</text:p>
      <text:p text:style-name="P66">sudo apt-get install python3-aiohttp</text:p>
      <text:p text:style-name="P66"/>
      <text:p text:style-name="P67">sudo apt-get updat<text:span text:style-name="T22">e</text:span></text:p>
      <text:p text:style-name="P30">sudo apt-get install python-rpi.gpio python3-rpi.gpio</text:p>
      <text:p text:style-name="P66">pi@zone1:~/controller $ sudo pip3 install sdnotify</text:p>
      <text:p text:style-name="P66"/>
      <text:p text:style-name="P66"/>
      <text:p text:style-name="P62">cd controller</text:p>
      <text:p text:style-name="P61">sudo python<text:span text:style-name="T68">3</text:span> control.py</text:p>
      <text:p text:style-name="P46"/>
      <text:h text:style-name="P184" text:outline-level="2">How To Autorun A Python Script On Boot Using systemd</text:h>
      <text:p text:style-name="Standard">http://www.raspberrypi-spy.co.uk/2015/10/how-to-autorun-a-python-script-on-boot-using-systemd/</text:p>
      <text:p text:style-name="Standard"/>
      <text:p text:style-name="Standard">Next we will create a configuration file (aka a unit file) that tells systemd what we want it to do and when :</text:p>
      <text:p text:style-name="Standard"/>
      <text:p text:style-name="Standard">In order to store the script’s text output in a log file you can change the ExecStart line to :</text:p>
      <text:p text:style-name="Standard"/>
      <text:p text:style-name="Standard">ExecStart=/usr/bin/python /home/pi/myscript.py &gt; /home/pi/myscript.log 2&gt;&amp;1</text:p>
      <text:p text:style-name="Standard"><text:soft-page-break/></text:p>
      <text:p text:style-name="Standard">this one includes systemd process watchdog settings</text:p>
      <text:p text:style-name="Standard"/>
      <text:p text:style-name="Standard">use</text:p>
      <text:p text:style-name="code">sudo nano /lib/systemd/system/<text:span text:style-name="T6">zone_controller</text:span>.service</text:p>
      <text:p text:style-name="P27">===========================================</text:p>
      <text:p text:style-name="P27"/>
      <text:p text:style-name="code">[Unit]</text:p>
      <text:p text:style-name="code">Description=<text:span text:style-name="T6">zone_</text:span>controller service</text:p>
      <text:p text:style-name="code">After=multi-user.target</text:p>
      <text:p text:style-name="code"/>
      <text:p text:style-name="code">[Service]</text:p>
      <text:p text:style-name="code">Type=idle</text:p>
      <text:p text:style-name="code">WorkingDirectory = /home/pi/controller</text:p>
      <text:p text:style-name="code">ExecStart=/usr/bin/python<text:span text:style-name="T83">3</text:span> /home/pi/controller/<text:span text:style-name="T7">control</text:span>.py &gt; /home/pi/controller/<text:span text:style-name="T7">control</text:span>.log 2&gt;&amp;1</text:p>
      <text:p text:style-name="code">WatchdogSec=<text:span text:style-name="T14">120</text:span>s</text:p>
      <text:p text:style-name="code">Restart=on-failure</text:p>
      <text:p text:style-name="code">NotifyAccess=all</text:p>
      <text:p text:style-name="code"/>
      <text:p text:style-name="code">[Install]</text:p>
      <text:p text:style-name="code">WantedBy=multi-user.target</text:p>
      <text:p text:style-name="P27"/>
      <text:p text:style-name="P27"/>
      <text:p text:style-name="P27">===============================================================</text:p>
      <text:p text:style-name="P27">The permission on the unit file needs to be set to 644 :</text:p>
      <text:p text:style-name="P27"/>
      <text:p text:style-name="code">sudo chmod 644 /lib/systemd/system/<text:span text:style-name="T6">zone_controller</text:span>.service</text:p>
      <text:p text:style-name="P27"/>
      <text:p text:style-name="P27">Now the unit file has been defined we can tell systemd to start it during the boot sequence :</text:p>
      <text:p text:style-name="P27"/>
      <text:p text:style-name="code">sudo systemctl daemon-reload</text:p>
      <text:p text:style-name="code">sudo systemctl enable <text:span text:style-name="T6">zone_controller</text:span>.service</text:p>
      <text:p text:style-name="P27"/>
      <text:p text:style-name="P27">Reboot the Pi and your custom service should run :</text:p>
      <text:p text:style-name="P27"/>
      <text:p text:style-name="code">sudo reboot</text:p>
      <text:p text:style-name="P27"/>
      <text:p text:style-name="P27">You can check the status of your service using :</text:p>
      <text:p text:style-name="P27"/>
      <text:p text:style-name="code">sudo systemctl status <text:span text:style-name="T6">zone_controller</text:span>.service</text:p>
      <text:p text:style-name="P44"/>
      <text:h text:style-name="Heading_20_3" text:outline-level="3">to follow</text:h>
      <text:p text:style-name="code"><text:bookmark-start text:name="__DdeLink__690_2118935496"/>sudo journalctl --follow -u zone_controller.service<text:bookmark-end text:name="__DdeLink__690_2118935496"/></text:p>
      <text:p text:style-name="P90">or</text:p>
      <text:p text:style-name="P129"><text:span text:style-name="Source_20_Text">tail -f /var/log/syslog</text:span></text:p>
      <text:p text:style-name="Text_20_body">to stop service:</text:p>
      <text:p text:style-name="code">sudo systemctl s<text:span text:style-name="T25">top</text:span> <text:span text:style-name="T6">zone_controller</text:span>.service</text:p>
      <text:p text:style-name="P29"/>
      <text:p text:style-name="Text_20_body">to restart service:</text:p>
      <text:p text:style-name="code"><text:bookmark-start text:name="__DdeLink__1016_1731066135"/>sudo systemctl <text:span text:style-name="T25">restart</text:span> <text:span text:style-name="T6">zone_controller</text:span>.service<text:bookmark-end text:name="__DdeLink__1016_1731066135"/></text:p>
      <text:p text:style-name="P29"/>
      <text:p text:style-name="P33">=done setup autorun</text:p>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h text:style-name="P176" text:outline-level="1"><text:span text:style-name="Source_20_Text"><text:span text:style-name="T72">RPi.GPIO Installation – </text:span></text:span><text:span text:style-name="Source_20_Text"><text:span text:style-name="T76">not reqd</text:span></text:span></text:h>
      <text:h text:style-name="P180" text:outline-level="2"><text:bookmark text:name="raspbian-wheezy"/>Raspbian Wheezy</text:h>
      <text:p text:style-name="P20">The RPi.GPIO module is installed by default in Raspbian. To make sure that it is at the latest version:</text:p>
      <text:p text:style-name="P89">sudo apt-get updat<text:span text:style-name="T22">e</text:span></text:p>
      <text:p text:style-name="P71">sudo apt-get install python-rpi.gpio python3-rpi.gpio</text:p>
      <text:h text:style-name="P177" text:outline-level="1">to setup a process watchdog using systemd</text:h>
      <text:p text:style-name="P1"><text:a xlink:type="simple" xlink:href="https://www.raspberrypi.org/forums/viewtopic.php?f=29&amp;t=147501" text:style-name="Internet_20_link" text:visited-style-name="Visited_20_Internet_20_Link"><text:span text:style-name="T72">https://www.raspberrypi.org/forums/viewtopic.php?f=29&amp;t=147501</text:span></text:a></text:p>
      <text:p text:style-name="P23">Ok, so what do you need to do.<text:line-break/>There are two steps.<text:line-break/><text:line-break/>1. You need to provide a service configuration file for systemd to instruct it what to do.<text:line-break/>2. You need to add a few things to your own application to make it all work in this environment.<text:line-break/><text:line-break/>In essence, you ask systemd to initiate a software watchdog, and your application needs to "ping" it at regular intervals. If the application fails to do that, systemd will take action.<text:line-break/><text:line-break/>I wrote a service file that will let you test a number of elements.</text:p>
      <text:p text:style-name="P23"/>
      <text:p text:style-name="P1"><text:span text:style-name="Source_20_Text"><text:span text:style-name="T1"># This service installs a python test program that allows us to test the<text:line-break/># systemd software watchdog. This watchdog can be used to protect from hangups.<text:line-break/># On top of that, when the service crashes, it is automatically restarted.<text:line-break/># If it crashes too many times, it will be forced to fail, or you can let systemd reboot<text:line-break/>#<text:line-break/><text:line-break/>[Unit]<text:line-break/>Description=Installing Python test script for a systemd s/w watchdog<text:line-break/>Requires=basic.target<text:line-break/>After=multi-user.target<text:line-break/><text:line-break/>[Service]<text:line-break/>Type=notify<text:line-break/>WatchdogSec=10s<text:line-break/>ExecStart=/usr/bin/python /home/pi/systemd-test.py<text:line-break/>Restart=always<text:line-break/><text:line-break/># The number of times the service is restarted within a time period can be set<text:line-break/></text:span></text:span><text:soft-page-break/><text:span text:style-name="Source_20_Text"><text:span text:style-name="T1"># If that condition is met, the RPi can be rebooted<text:line-break/>#<text:line-break/>StartLimitBurst=4<text:line-break/>StartLimitInterval=180s<text:line-break/># actions can be none|reboot|reboot-force|reboot-immidiate<text:line-break/>StartLimitAction=none<text:line-break/><text:line-break/># The following are defined the /etc/systemd/system.conf file and are<text:line-break/># global for all services<text:line-break/>#<text:line-break/>#DefaultTimeoutStartSec=90s<text:line-break/>#DefaultTimeoutStopSec=90s<text:line-break/>#<text:line-break/># They can also be set on a per process here:<text:line-break/># if they are not defined here, they fall back to the system.conf values<text:line-break/>TimeoutStartSec=2s<text:line-break/>TimeoutStopSec=2s<text:line-break/><text:line-break/>[Install]<text:line-break/>WantedBy=multi-user.target</text:span></text:span></text:p>
      <text:p text:style-name="P23"/>
      <text:p text:style-name="P70"/>
      <text:p text:style-name="P168">my version for controller:</text:p>
      <text:p text:style-name="P24">note must pat dog at ½ watchdog secs set below</text:p>
      <text:p text:style-name="P24"/>
      <text:p text:style-name="P68">[Unit]</text:p>
      <text:p text:style-name="P68">Description=env controller Service</text:p>
      <text:p text:style-name="Preformatted_20_Text"><text:span text:style-name="Source_20_Text"><text:span text:style-name="T72">Requires=basic.target</text:span></text:span></text:p>
      <text:p text:style-name="P68">After=multi-user.target</text:p>
      <text:p text:style-name="P68"/>
      <text:p text:style-name="P68">[Service]</text:p>
      <text:p text:style-name="P68">Type=notify</text:p>
      <text:p text:style-name="P68">WorkingDirectory = /home/pi/controllerzone2</text:p>
      <text:p text:style-name="P68">ExecStart=/usr/bin/python /home/pi/controllerzone2/control.py <text:s/>&gt; /home/pi/controllerzone2.log 2&gt;&amp;1</text:p>
      <text:p text:style-name="P68">WatchdogSec=10s</text:p>
      <text:p text:style-name="P68">Restart=always</text:p>
      <text:p text:style-name="P68">NotifyAccess=all</text:p>
      <text:p text:style-name="Preformatted_20_Text"><text:span text:style-name="Source_20_Text"><text:span text:style-name="T72"># The number of times the service is restarted within a time period can be set<text:line-break/># If that condition is met, the RPi can be rebooted<text:line-break/>#<text:line-break/>StartLimitBurst=4<text:line-break/>StartLimitInterval=180s<text:line-break/># actions can be none|reboot|reboot-force|reboot-immidiate<text:line-break/>StartLimitAction=none</text:span></text:span></text:p>
      <text:p text:style-name="Preformatted_20_Text"><text:span text:style-name="Source_20_Text"><text:span text:style-name="T72"># They can also be set on a per process here:<text:line-break/># if they are not defined here, they fall back to the system.conf values<text:line-break/>TimeoutStartSec=2s<text:line-break/>TimeoutStopSec=2s</text:span></text:span></text:p>
      <text:p text:style-name="Preformatted_20_Text"><text:span text:style-name="Source_20_Text"><text:span text:style-name="T72"/></text:span></text:p>
      <text:p text:style-name="P68">[Install]</text:p>
      <text:p text:style-name="P68">WantedBy=multi-user.target</text:p>
      <text:p text:style-name="P88"/>
      <text:p text:style-name="P88"/>
      <text:p text:style-name="P31"><text:span text:style-name="T77">create and save as “controller</text:span><text:span text:style-name="Source_20_Text"><text:span text:style-name="T72">.service” </text:span></text:span><text:span text:style-name="Source_20_Text"><text:span text:style-name="T77">in </text:span></text:span><text:span text:style-name="Source_20_Text"><text:span text:style-name="T72"><text:s/>/etc/systemd/system</text:span></text:span></text:p>
      <text:p text:style-name="P31"><text:span text:style-name="Source_20_Text"><text:span text:style-name="T72"/></text:span></text:p>
      <text:p text:style-name="P31"><text:span text:style-name="Source_20_Text"><text:span text:style-name="T72">chmod +x </text:span></text:span><text:span text:style-name="Source_20_Text"><text:span text:style-name="T78">control</text:span></text:span><text:span text:style-name="Source_20_Text"><text:span text:style-name="T72">.py</text:span></text:span></text:p>
      <text:p text:style-name="P31"><text:span text:style-name="Source_20_Text"><text:span text:style-name="T72"/></text:span></text:p>
      <text:p text:style-name="P31"><text:span text:style-name="Source_20_Text"><text:span text:style-name="T72">sudo systemctl start </text:span></text:span><text:span text:style-name="Source_20_Text"><text:span text:style-name="T78">control</text:span></text:span></text:p>
      <text:p text:style-name="P31"><text:soft-page-break/><text:span text:style-name="Source_20_Text"><text:span text:style-name="T72"/></text:span></text:p>
      <text:p text:style-name="P95"><text:span text:style-name="Source_20_Text"><text:span text:style-name="T72">Watch what is going on with </text:span></text:span></text:p>
      <text:p text:style-name="List_20_Heading"><text:span text:style-name="T72">Code: </text:span><text:a xlink:type="simple" xlink:href="https://www.raspberrypi.org/forums/viewtopic.php?f=29&amp;t=147501&amp;p=973710#" text:style-name="Internet_20_link" text:visited-style-name="Visited_20_Internet_20_Link"><text:span text:style-name="T72">Select all</text:span></text:a></text:p>
      <text:p text:style-name="P128"><text:span text:style-name="Source_20_Text"><text:span text:style-name="T72">tail -f /var/log/syslog</text:span></text:span></text:p>
      <text:p text:style-name="P95"><text:span text:style-name="Source_20_Text"><text:span text:style-name="T72">If you would like to test the application within the boot process, run this : </text:span></text:span></text:p>
      <text:p text:style-name="List_20_Heading"><text:span text:style-name="T72">Code: </text:span><text:a xlink:type="simple" xlink:href="https://www.raspberrypi.org/forums/viewtopic.php?f=29&amp;t=147501&amp;p=973710#" text:style-name="Internet_20_link" text:visited-style-name="Visited_20_Internet_20_Link"><text:span text:style-name="T72">Select all</text:span></text:a></text:p>
      <text:p text:style-name="P128"><text:span text:style-name="Source_20_Text"><text:span text:style-name="T72">sudo systemctl enable systemd-test</text:span></text:span></text:p>
      <text:p text:style-name="P95"><text:span text:style-name="Source_20_Text"><text:span text:style-name="T72">After a reboot, you can again watch it all by using the above tail command again.<text:line-break/>If you decide to change the Python script, you can do that while the system is running. At the next restart, the new code is automatically loaded and executed. If you want to change parameters in the .service file, you can do that too, but you need to activate and reload those changes. You do that with </text:span></text:span></text:p>
      <text:p text:style-name="List_20_Heading"><text:span text:style-name="T72">Code: </text:span><text:a xlink:type="simple" xlink:href="https://www.raspberrypi.org/forums/viewtopic.php?f=29&amp;t=147501&amp;p=973710#" text:style-name="Internet_20_link" text:visited-style-name="Visited_20_Internet_20_Link"><text:span text:style-name="T72">Select all</text:span></text:a></text:p>
      <text:p text:style-name="P128"><text:span text:style-name="Source_20_Text"><text:span text:style-name="T72">sudo systemctl daemon-reload</text:span></text:span></text:p>
      <text:p text:style-name="P19">and then </text:p>
      <text:p text:style-name="P132"/>
      <text:p text:style-name="P128"><text:span text:style-name="Source_20_Text"><text:span text:style-name="T72">sudo systemctl restart systemd-test</text:span></text:span></text:p>
      <text:p text:style-name="P31"><text:span text:style-name="Source_20_Text"><text:span text:style-name="T72"/></text:span></text:p>
      <text:p text:style-name="P31"><text:span text:style-name="Source_20_Text"><text:span text:style-name="T72"/></text:span></text:p>
      <text:p text:style-name="P31"><text:span text:style-name="Source_20_Text"><text:span text:style-name="T72"/></text:span></text:p>
      <text:p text:style-name="P31"><text:span text:style-name="Source_20_Text"><text:span text:style-name="T72"/></text:span></text:p>
      <text:p text:style-name="P31"><text:span text:style-name="Source_20_Text"><text:span text:style-name="T72"/></text:span></text:p>
      <text:p text:style-name="P31"><text:span text:style-name="Source_20_Text"><text:span text:style-name="T72"/></text:span></text:p>
      <text:p text:style-name="P31"><text:span text:style-name="Source_20_Text"><text:span text:style-name="T72"/></text:span></text:p>
      <text:h text:style-name="Heading_20_3" text:outline-level="3"><text:span text:style-name="Source_20_Text"><text:span text:style-name="T2">Activate the systemd software watchdog </text:span></text:span><text:span text:style-name="Source_20_Text"><text:span text:style-name="T4">low level</text:span></text:span><text:span text:style-name="Source_20_Text"><text:span text:style-name="T2">:</text:span></text:span><text:span text:style-name="Source_20_Text"><text:span text:style-name="T72"><text:line-break/><text:line-break/>NOTE<text:line-break/>When you activate the systemd (software) watchdog, it automatically activates the BCM hardware watchdog. There is no need to activate it in the /boot/config.txt file. It does not seem to harm if you have already activated it that way though.<text:line-break/><text:line-break/>Follow these steps to activate and setup the software watchdog.</text:span></text:span></text:h>
      <text:p text:style-name="List_20_Heading"><text:span text:style-name="T72">Code: </text:span><text:a xlink:type="simple" xlink:href="https://www.raspberrypi.org/forums/viewtopic.php?f=29&amp;t=147501&amp;p=973710#" text:style-name="Internet_20_link" text:visited-style-name="Visited_20_Internet_20_Link"><text:span text:style-name="T72">Select all</text:span></text:a></text:p>
      <text:p text:style-name="P128"><text:span text:style-name="Source_20_Text"><text:span text:style-name="T72">sudo nano /etc/systemd/system.conf</text:span></text:span></text:p>
      <text:p text:style-name="P127"><text:span text:style-name="Source_20_Text"><text:span text:style-name="T72">And change these two lines from:</text:span></text:span></text:p>
      <text:p text:style-name="List_20_Heading"><text:span text:style-name="T72">Code: </text:span><text:a xlink:type="simple" xlink:href="https://www.raspberrypi.org/forums/viewtopic.php?f=29&amp;t=147501&amp;p=973710#" text:style-name="Internet_20_link" text:visited-style-name="Visited_20_Internet_20_Link"><text:span text:style-name="T72">Select all</text:span></text:a></text:p>
      <text:p text:style-name="P128"><text:span text:style-name="Source_20_Text"><text:span text:style-name="T72">#RuntimeWatchdogSec=20<text:line-break/></text:span></text:span><text:soft-page-break/><text:span text:style-name="Source_20_Text"><text:span text:style-name="T72">#ShutdownWatchdogSec=10min</text:span></text:span></text:p>
      <text:p text:style-name="P19">To :</text:p>
      <text:p text:style-name="List_20_Heading"><text:span text:style-name="T72">Code: </text:span><text:a xlink:type="simple" xlink:href="https://www.raspberrypi.org/forums/viewtopic.php?f=29&amp;t=147501&amp;p=973710#" text:style-name="Internet_20_link" text:visited-style-name="Visited_20_Internet_20_Link"><text:span text:style-name="T72">Select all</text:span></text:a></text:p>
      <text:p text:style-name="P128"><text:span text:style-name="Source_20_Text"><text:span text:style-name="T72">RuntimeWatchdogSec=10<text:line-break/>ShutdownWatchdogSec=10min</text:span></text:span></text:p>
      <text:p text:style-name="P128"><text:span text:style-name="Source_20_Text"><text:span text:style-name="T72">The first line is all that is needed to activate the watchdog, I also decided to activate another safety measure as well. The default Runtime value of 20 (seconds) is halved and so the hardware watchdog device is actually "pinged" every 10 seconds. For this test I used 10 seconds, so the ping is every 5 seconds and if there is no activity within a 10 second period, the RPI is rebooted. Note that the default of 20 seconds is wrong (I think this is a bug) for the RPi. [NOTE: this has been fixed, the default now is 0] <text:line-break/>The maximum is 15 seconds, and is set by the SOC counter. If you leave the original setting, you'll get a rather cryptic error message. The Shutdown setting is used to force a reboot if the shutdown process takes longer than 10 minutes (default), to prevent a hang in that process.<text:line-break/><text:line-break/>So all you need to do to start the </text:span></text:span><text:span text:style-name="Source_20_Text"><text:span text:style-name="T5">systemd </text:span></text:span><text:span text:style-name="Source_20_Text"><text:span text:style-name="T72">watchdog is to activate the "RuntimeWatchdogSec" setting, and optionally activate the "ShutdownWatchdogSec" option. That's all there is to it.<text:line-break/><text:line-break/>After setting this up, reboot the RPi to make the watchdog settings active.</text:span></text:span></text:p>
      <text:p text:style-name="P128"><text:span text:style-name="Source_20_Text"><text:span text:style-name="T72"/></text:span></text:p>
      <text:p text:style-name="P127"><text:span text:style-name="Source_20_Text"><text:span text:style-name="T72">First check the activation of the hardware watchdog by running: </text:span></text:span></text:p>
      <text:p text:style-name="List_20_Heading"><text:span text:style-name="T72">Code: </text:span><text:a xlink:type="simple" xlink:href="https://www.raspberrypi.org/forums/viewtopic.php?f=29&amp;t=147501&amp;p=973710#" text:style-name="Internet_20_link" text:visited-style-name="Visited_20_Internet_20_Link"><text:span text:style-name="T72">Select all</text:span></text:a></text:p>
      <text:p text:style-name="P128"><text:span text:style-name="Source_20_Text"><text:span text:style-name="T72">cat /var/log/syslog | grep watchdog</text:span></text:span></text:p>
      <text:p text:style-name="P128"><text:span text:style-name="Source_20_Text"><text:span text:style-name="T72"/></text:span></text:p>
      <text:p text:style-name="P95"><text:span text:style-name="Source_20_Text"><text:span text:style-name="T72">It should return something like this : </text:span></text:span></text:p>
      <text:p text:style-name="P169">May 20 08:33:43 raspi-server kernel: [ 10.362509] bcm2835-wdt 20100000.watchdog: Broadcom BCM2835 watchdog timer<text:line-break/>May 20 08:33:43 raspi-server systemd[1]: Hardware watchdog 'Broadcom BCM2835 Watchdog timer', version 0<text:line-break/>May 20 08:33:43 raspi-server systemd[1]: Set hardware watchdog to 10s.</text:p>
      <text:p text:style-name="P19">The first two lines show that the hardware watchdog device is activated. The third line shows that the software watchdog loaded our 10 sec. Parameter.</text:p>
      <text:p text:style-name="P2"><text:span text:style-name="Source_20_Text"><text:span text:style-name="T79">Hardware watchdog setup</text:span></text:span></text:p>
      <text:p text:style-name="P2"><text:a xlink:type="simple" xlink:href="https://www.raspberrypi.org/forums/viewtopic.php?f=63&amp;t=175432&amp;p=1125001&amp;hilit=watchdog#p1125001" text:style-name="Internet_20_link" text:visited-style-name="Visited_20_Internet_20_Link"><text:span text:style-name="Source_20_Text"><text:span text:style-name="T79">https://www.raspberrypi.org/forums/viewtopic.php?</text:span></text:span></text:a><text:soft-page-break/><text:a xlink:type="simple" xlink:href="https://www.raspberrypi.org/forums/viewtopic.php?f=63&amp;t=175432&amp;p=1125001&amp;hilit=watchdog#p1125001" text:style-name="Internet_20_link" text:visited-style-name="Visited_20_Internet_20_Link"><text:span text:style-name="Source_20_Text"><text:span text:style-name="T79">f=63&amp;t=175432&amp;p=1125001&amp;hilit=watchdog#p1125001</text:span></text:span></text:a></text:p>
      <text:p text:style-name="P2"><text:span text:style-name="Source_20_Text"><text:span text:style-name="T72"/></text:span></text:p>
      <text:p text:style-name="P2"><text:a xlink:type="simple" xlink:href="https://www.raspberrypi.org/forums/viewtopic.php?f=33&amp;t=174457&amp;p=1113927&amp;hilit=watchdog#p1113927" text:style-name="Internet_20_link" text:visited-style-name="Visited_20_Internet_20_Link"><text:span text:style-name="Source_20_Text"><text:span text:style-name="T79">https://www.raspberrypi.org/forums/viewtopic.php?</text:span></text:span></text:a><text:a xlink:type="simple" xlink:href="https://www.raspberrypi.org/forums/viewtopic.php?f=33&amp;t=174457&amp;p=1113927&amp;hilit=watchdog#p1113927" text:style-name="Internet_20_link" text:visited-style-name="Visited_20_Internet_20_Link"><text:span text:style-name="Source_20_Text"><text:span text:style-name="T79">f=33&amp;t=174457&amp;p=1113927&amp;hilit=watchdog#p1113927</text:span></text:span></text:a></text:p>
      <text:p text:style-name="P2"><text:span text:style-name="Source_20_Text"><text:span text:style-name="T72"/></text:span></text:p>
      <text:p text:style-name="P2"><text:a xlink:type="simple" xlink:href="https://www.raspberrypi.org/forums/viewtopic.php?f=29&amp;t=163023&amp;p=1090925&amp;hilit=watchdog#p1090925" text:style-name="Internet_20_link" text:visited-style-name="Visited_20_Internet_20_Link"><text:span text:style-name="Source_20_Text"><text:span text:style-name="T79">https://www.raspberrypi.org/forums/viewtopic.php?f=29&amp;t=163023&amp;p=1090925&amp;hilit=watchdog#p1090925</text:span></text:span></text:a></text:p>
      <text:p text:style-name="P2"><text:span text:style-name="Source_20_Text"><text:span text:style-name="T72"/></text:span></text:p>
      <text:p text:style-name="P3"><text:a xlink:type="simple" xlink:href="https://www.raspberrypi.org/forums/viewtopic.php?f=29&amp;t=147501&amp;p=1051402&amp;hilit=watchdog#p1051402" text:style-name="Internet_20_link" text:visited-style-name="Visited_20_Internet_20_Link"><text:span text:style-name="Source_20_Text"><text:span text:style-name="T80">https://www.raspberrypi.org/forums/viewtopic.php?f=29&amp;t=147501&amp;p=1051402&amp;hilit=watchdog#p1051402</text:span></text:span></text:a></text:p>
      <text:p text:style-name="P3"><text:span text:style-name="Source_20_Text"><text:span text:style-name="T72"/></text:span></text:p>
      <text:p text:style-name="P4"><text:span text:style-name="Source_20_Text"><text:span text:style-name="T81">sending emails</text:span></text:span></text:p>
      <text:p text:style-name="P4"><text:a xlink:type="simple" xlink:href="http://www.havetheknowhow.com/Configure-the-server/Install-ssmtp.html" text:style-name="Internet_20_link" text:visited-style-name="Visited_20_Internet_20_Link"><text:span text:style-name="Source_20_Text"><text:span text:style-name="T81">http://www.havetheknowhow.com/Configure-the-server/Install-ssmtp.html</text:span></text:span></text:a></text:p>
      <text:h text:style-name="P178" text:outline-level="1"><text:span text:style-name="Source_20_Text"><text:span text:style-name="T72"/></text:span></text:h>
      <text:p text:style-name="P4"><text:span text:style-name="Source_20_Text"/></text:p>
      <text:p text:style-name="Text_20_body"><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Console" svg:font-family="'Lucida Console', 'courier new', monospace"/>
    <style:font-face style:name="Verdana" svg:font-family="Verdana, Tahoma, arial, sans-serif"/>
    <style:font-face style:name="FreeSans1" svg:font-family="Free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text-underline-style="none" fo:font-weight="normal" style:font-weight-asian="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1"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auto-update="true" style:class="text" style:master-page-name="">
      <loext:graphic-properties draw:fill="solid" draw:fill-color="#dddddd" draw:fill-image-width="0cm" draw:fill-image-height="0cm"/>
      <style:paragraph-properties style:page-number="auto" fo:background-color="#dddddd" fo:padding="0.049cm" fo:border="0.06pt solid #000000" style:shadow="none">
        <style:tab-stops/>
      </style:paragraph-properties>
      <style:text-properties style:font-name="Nimbus Mono L" fo:font-family="'Nimbus Mono L'" style:font-style-name="Regular" style:font-family-generic="modern" style:font-pitch="fixed" fo:font-size="9pt" officeooo:rsid="00217e12" fo:background-color="transparent"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1"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1-01T03:15:54.055093487</dc:date>
    <meta:editing-duration>P3DT6H21M10S</meta:editing-duration>
    <meta:editing-cycles>132</meta:editing-cycles>
    <meta:document-statistic meta:table-count="0" meta:image-count="0" meta:object-count="0" meta:page-count="16" meta:paragraph-count="411" meta:word-count="2702" meta:character-count="19461" meta:non-whitespace-character-count="16940"/>
  </office:meta>
</office:document-meta>
</file>